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officeooo:rsid="0030405e"/>
    </style:style>
    <style:style style:name="P3" style:family="paragraph" style:parent-style-name="Text_20_body">
      <style:text-properties officeooo:rsid="00379257" officeooo:paragraph-rsid="00379257"/>
    </style:style>
    <style:style style:name="P4" style:family="paragraph" style:parent-style-name="Text_20_body">
      <style:text-properties officeooo:paragraph-rsid="00379257"/>
    </style:style>
    <style:style style:name="P5" style:family="paragraph" style:parent-style-name="Text_20_body">
      <style:text-properties officeooo:rsid="003976f1" officeooo:paragraph-rsid="003976f1"/>
    </style:style>
    <style:style style:name="P6" style:family="paragraph" style:parent-style-name="Text_20_body">
      <style:text-properties officeooo:rsid="003bc22e" officeooo:paragraph-rsid="003bc22e"/>
    </style:style>
    <style:style style:name="P7" style:family="paragraph" style:parent-style-name="Text_20_body">
      <style:text-properties officeooo:rsid="004357e2" officeooo:paragraph-rsid="004357e2"/>
    </style:style>
    <style:style style:name="P8" style:family="paragraph" style:parent-style-name="Text_20_body">
      <style:text-properties officeooo:rsid="0043d492" officeooo:paragraph-rsid="0043d492"/>
    </style:style>
    <style:style style:name="P9" style:family="paragraph" style:parent-style-name="Text_20_body">
      <style:text-properties officeooo:rsid="004598f9" officeooo:paragraph-rsid="0047ba78"/>
    </style:style>
    <style:style style:name="P10" style:family="paragraph" style:parent-style-name="Text_20_body">
      <style:text-properties officeooo:paragraph-rsid="0047ba78"/>
    </style:style>
    <style:style style:name="P11" style:family="paragraph" style:parent-style-name="Text_20_body">
      <style:text-properties officeooo:rsid="004ef832" officeooo:paragraph-rsid="004ef832"/>
    </style:style>
    <style:style style:name="P12" style:family="paragraph" style:parent-style-name="Text_20_body">
      <style:paragraph-properties fo:text-align="start" style:justify-single-word="false"/>
      <style:text-properties officeooo:rsid="004d4e50"/>
    </style:style>
    <style:style style:name="P13" style:family="paragraph" style:parent-style-name="Text_20_body">
      <style:text-properties fo:language="cs" fo:country="CZ" officeooo:rsid="003976f1" officeooo:paragraph-rsid="00379257"/>
    </style:style>
    <style:style style:name="P14" style:family="paragraph" style:parent-style-name="Text_20_body">
      <style:text-properties fo:language="cs" fo:country="CZ" fo:font-style="italic" officeooo:rsid="00736b10" officeooo:paragraph-rsid="00736b10" style:font-style-asian="italic" style:font-style-complex="italic"/>
    </style:style>
    <style:style style:name="P15" style:family="paragraph" style:parent-style-name="Text_20_body">
      <style:text-properties fo:language="cs" fo:country="CZ" officeooo:rsid="0098e170" officeooo:paragraph-rsid="0098e170"/>
    </style:style>
    <style:style style:name="P16" style:family="paragraph" style:parent-style-name="Text_20_body">
      <style:text-properties fo:language="cs" fo:country="CZ" officeooo:rsid="009a8245"/>
    </style:style>
    <style:style style:name="P17" style:family="paragraph" style:parent-style-name="Text_20_body">
      <style:text-properties fo:language="cs" fo:country="CZ" officeooo:rsid="009b068d"/>
    </style:style>
    <style:style style:name="P18" style:family="paragraph" style:parent-style-name="Text_20_body">
      <style:text-properties fo:language="cs" fo:country="CZ" officeooo:rsid="00bcd941" officeooo:paragraph-rsid="00bcd941"/>
    </style:style>
    <style:style style:name="P19" style:family="paragraph" style:parent-style-name="Text_20_body">
      <style:text-properties fo:language="cs" fo:country="CZ" officeooo:rsid="00e1d57f" officeooo:paragraph-rsid="00e1d57f"/>
    </style:style>
    <style:style style:name="P20" style:family="paragraph" style:parent-style-name="Text_20_body">
      <style:text-properties fo:language="cs" fo:country="CZ" officeooo:rsid="00e1d57f" officeooo:paragraph-rsid="010b8c2b"/>
    </style:style>
    <style:style style:name="P21" style:family="paragraph" style:parent-style-name="Text_20_body">
      <style:text-properties fo:language="cs" fo:country="CZ" officeooo:rsid="00fcbf74" officeooo:paragraph-rsid="010b8c2b"/>
    </style:style>
    <style:style style:name="P22" style:family="paragraph" style:parent-style-name="Text_20_body">
      <style:text-properties fo:language="cs" fo:country="CZ" officeooo:rsid="00fe9493" officeooo:paragraph-rsid="0103a366"/>
    </style:style>
    <style:style style:name="P23" style:family="paragraph" style:parent-style-name="Text_20_body">
      <style:text-properties fo:language="cs" fo:country="CZ" officeooo:rsid="00ea7a37" officeooo:paragraph-rsid="00ea7a37"/>
    </style:style>
    <style:style style:name="P24" style:family="paragraph" style:parent-style-name="Text_20_body">
      <style:text-properties fo:language="cs" fo:country="CZ" fo:font-weight="bold" officeooo:rsid="00fe9493" officeooo:paragraph-rsid="0103a366" style:font-weight-asian="bold" style:font-weight-complex="bold"/>
    </style:style>
    <style:style style:name="P25" style:family="paragraph" style:parent-style-name="Text_20_body">
      <style:text-properties fo:language="cs" fo:country="CZ" fo:font-weight="bold" officeooo:rsid="0112c131" officeooo:paragraph-rsid="0112c131" style:font-weight-asian="bold" style:font-weight-complex="bold"/>
    </style:style>
    <style:style style:name="P26" style:family="paragraph" style:parent-style-name="Text_20_body">
      <style:text-properties fo:language="cs" fo:country="CZ" fo:font-weight="bold" officeooo:rsid="01141ef0" officeooo:paragraph-rsid="01141ef0" style:font-weight-asian="bold" style:font-weight-complex="bold"/>
    </style:style>
    <style:style style:name="P27" style:family="paragraph" style:parent-style-name="Text_20_body">
      <style:text-properties fo:language="cs" fo:country="CZ" fo:font-weight="bold" officeooo:rsid="010ab06a" officeooo:paragraph-rsid="01120ee8" style:font-weight-asian="bold" style:font-weight-complex="bold"/>
    </style:style>
    <style:style style:name="P28" style:family="paragraph" style:parent-style-name="Text_20_body">
      <style:text-properties fo:language="cs" fo:country="CZ" officeooo:rsid="00ec6f87" officeooo:paragraph-rsid="00ef322d"/>
    </style:style>
    <style:style style:name="P29" style:family="paragraph" style:parent-style-name="Text_20_body">
      <style:text-properties fo:language="cs" fo:country="CZ" officeooo:rsid="00f0e6ee" officeooo:paragraph-rsid="00f0e6ee"/>
    </style:style>
    <style:style style:name="P30" style:family="paragraph" style:parent-style-name="Text_20_body">
      <style:text-properties fo:language="cs" fo:country="CZ" officeooo:rsid="00f11fe4" officeooo:paragraph-rsid="0103a366"/>
    </style:style>
    <style:style style:name="P31" style:family="paragraph" style:parent-style-name="Text_20_body">
      <style:text-properties fo:language="cs" fo:country="CZ" officeooo:rsid="010b8c2b" officeooo:paragraph-rsid="010b8c2b"/>
    </style:style>
    <style:style style:name="P32" style:family="paragraph" style:parent-style-name="Text_20_body">
      <style:text-properties fo:language="cs" fo:country="CZ" officeooo:rsid="010d4fab" officeooo:paragraph-rsid="010d4fab"/>
    </style:style>
    <style:style style:name="P33" style:family="paragraph" style:parent-style-name="Text_20_body">
      <style:text-properties fo:language="cs" fo:country="CZ" fo:font-weight="normal" officeooo:rsid="0112c131" officeooo:paragraph-rsid="0112c131" style:font-weight-asian="normal" style:font-weight-complex="normal"/>
    </style:style>
    <style:style style:name="P34" style:family="paragraph" style:parent-style-name="Text_20_body">
      <style:text-properties fo:language="cs" fo:country="CZ" fo:font-weight="normal" officeooo:rsid="00ec6f87" officeooo:paragraph-rsid="011e329e" style:font-weight-asian="normal" style:font-weight-complex="normal"/>
    </style:style>
    <style:style style:name="P35" style:family="paragraph" style:parent-style-name="Text_20_body">
      <style:text-properties fo:language="cs" fo:country="CZ" fo:font-weight="normal" officeooo:rsid="012051eb" officeooo:paragraph-rsid="012051eb" style:font-weight-asian="normal" style:font-weight-complex="normal"/>
    </style:style>
    <style:style style:name="P36" style:family="paragraph" style:parent-style-name="Text_20_body">
      <style:text-properties fo:language="cs" fo:country="CZ" fo:font-weight="normal" officeooo:rsid="012051eb" officeooo:paragraph-rsid="01211eb8" style:font-weight-asian="normal" style:font-weight-complex="normal"/>
    </style:style>
    <style:style style:name="P37" style:family="paragraph" style:parent-style-name="Text_20_body">
      <style:text-properties fo:language="cs" fo:country="CZ" fo:font-weight="normal" officeooo:rsid="012051eb" officeooo:paragraph-rsid="01223aaf" style:font-weight-asian="normal" style:font-weight-complex="normal"/>
    </style:style>
    <style:style style:name="P38" style:family="paragraph" style:parent-style-name="Text_20_body">
      <style:text-properties fo:language="cs" fo:country="CZ" fo:font-weight="normal" officeooo:rsid="00b9cdc5" officeooo:paragraph-rsid="012051eb" style:font-weight-asian="normal" style:font-weight-complex="normal"/>
    </style:style>
    <style:style style:name="P39" style:family="paragraph" style:parent-style-name="Text_20_body">
      <style:text-properties fo:language="cs" fo:country="CZ" officeooo:rsid="0128a3de" officeooo:paragraph-rsid="0128a3de"/>
    </style:style>
    <style:style style:name="P40" style:family="paragraph" style:parent-style-name="Text_20_body">
      <style:text-properties fo:language="cs" fo:country="CZ" officeooo:rsid="0107d1b4" officeooo:paragraph-rsid="010b8c2b"/>
    </style:style>
    <style:style style:name="P41" style:family="paragraph" style:parent-style-name="Text_20_body">
      <style:text-properties fo:language="cs" fo:country="CZ" officeooo:rsid="0108c06b" officeooo:paragraph-rsid="010b8c2b"/>
    </style:style>
    <style:style style:name="P42" style:family="paragraph" style:parent-style-name="Text_20_body">
      <style:text-properties officeooo:rsid="005adf01" officeooo:paragraph-rsid="005adf01"/>
    </style:style>
    <style:style style:name="P43" style:family="paragraph" style:parent-style-name="Text_20_body">
      <style:text-properties officeooo:rsid="005adf01" officeooo:paragraph-rsid="005b3be3"/>
    </style:style>
    <style:style style:name="P44" style:family="paragraph" style:parent-style-name="Text_20_body">
      <style:text-properties officeooo:rsid="005adf01" officeooo:paragraph-rsid="0060743b"/>
    </style:style>
    <style:style style:name="P45" style:family="paragraph" style:parent-style-name="Text_20_body">
      <style:text-properties officeooo:rsid="005adf01" officeooo:paragraph-rsid="00a88453"/>
    </style:style>
    <style:style style:name="P46" style:family="paragraph" style:parent-style-name="Text_20_body">
      <style:text-properties officeooo:rsid="005adf01" officeooo:paragraph-rsid="00d4814e"/>
    </style:style>
    <style:style style:name="P47" style:family="paragraph" style:parent-style-name="Text_20_body">
      <style:text-properties officeooo:rsid="00545453" officeooo:paragraph-rsid="00545453"/>
    </style:style>
    <style:style style:name="P48" style:family="paragraph" style:parent-style-name="Text_20_body">
      <style:text-properties officeooo:rsid="005b3be3" officeooo:paragraph-rsid="005b3be3"/>
    </style:style>
    <style:style style:name="P49" style:family="paragraph" style:parent-style-name="Text_20_body">
      <style:text-properties fo:font-weight="bold" officeooo:rsid="005adf01" officeooo:paragraph-rsid="005adf01" style:font-weight-asian="bold" style:font-weight-complex="bold"/>
    </style:style>
    <style:style style:name="P50" style:family="paragraph" style:parent-style-name="Text_20_body">
      <style:text-properties fo:font-weight="bold" officeooo:rsid="005db89c" officeooo:paragraph-rsid="005db89c" style:font-weight-asian="bold" style:font-weight-complex="bold"/>
    </style:style>
    <style:style style:name="P51" style:family="paragraph" style:parent-style-name="Text_20_body">
      <style:text-properties fo:font-weight="bold" officeooo:rsid="007f4a12" officeooo:paragraph-rsid="007f4a12" style:font-weight-asian="bold" style:font-weight-complex="bold"/>
    </style:style>
    <style:style style:name="P52" style:family="paragraph" style:parent-style-name="Text_20_body">
      <style:text-properties fo:font-weight="bold" officeooo:rsid="007f8303" officeooo:paragraph-rsid="007f8303" style:font-weight-asian="bold" style:font-weight-complex="bold"/>
    </style:style>
    <style:style style:name="P53" style:family="paragraph" style:parent-style-name="Text_20_body">
      <style:text-properties fo:font-weight="bold" officeooo:rsid="00750807" officeooo:paragraph-rsid="00750807" style:font-weight-asian="bold" style:font-weight-complex="bold"/>
    </style:style>
    <style:style style:name="P54" style:family="paragraph" style:parent-style-name="Text_20_body">
      <style:text-properties fo:font-weight="bold" officeooo:rsid="007a5dc7" officeooo:paragraph-rsid="007a5dc7" style:font-weight-asian="bold" style:font-weight-complex="bold"/>
    </style:style>
    <style:style style:name="P55" style:family="paragraph" style:parent-style-name="Text_20_body">
      <style:text-properties fo:font-weight="bold" officeooo:rsid="00a6ef27" officeooo:paragraph-rsid="00a6ef27" style:font-weight-asian="bold" style:font-weight-complex="bold"/>
    </style:style>
    <style:style style:name="P56" style:family="paragraph" style:parent-style-name="Text_20_body">
      <style:text-properties fo:font-weight="bold" officeooo:rsid="00a88453" officeooo:paragraph-rsid="00a88453" style:font-weight-asian="bold" style:font-weight-complex="bold"/>
    </style:style>
    <style:style style:name="P57" style:family="paragraph" style:parent-style-name="Text_20_body">
      <style:text-properties fo:font-weight="bold" officeooo:rsid="00aba832" officeooo:paragraph-rsid="00aba832" style:font-weight-asian="bold" style:font-weight-complex="bold"/>
    </style:style>
    <style:style style:name="P58" style:family="paragraph" style:parent-style-name="Text_20_body">
      <style:text-properties fo:font-weight="bold" officeooo:rsid="00846d4d" officeooo:paragraph-rsid="00846d4d" style:font-weight-asian="bold" style:font-weight-complex="bold"/>
    </style:style>
    <style:style style:name="P59" style:family="paragraph" style:parent-style-name="Text_20_body">
      <style:text-properties fo:font-weight="bold" officeooo:rsid="00b5be11" officeooo:paragraph-rsid="00b5be11" style:font-weight-asian="bold" style:font-weight-complex="bold"/>
    </style:style>
    <style:style style:name="P60" style:family="paragraph" style:parent-style-name="Text_20_body">
      <style:text-properties fo:font-weight="bold" officeooo:rsid="00b9cdc5" officeooo:paragraph-rsid="00b9cdc5" style:font-weight-asian="bold" style:font-weight-complex="bold"/>
    </style:style>
    <style:style style:name="P61" style:family="paragraph" style:parent-style-name="Text_20_body">
      <style:text-properties fo:font-weight="bold" officeooo:rsid="00c868e5" officeooo:paragraph-rsid="00c868e5" style:font-weight-asian="bold" style:font-weight-complex="bold"/>
    </style:style>
    <style:style style:name="P62" style:family="paragraph" style:parent-style-name="Text_20_body">
      <style:text-properties fo:font-weight="bold" officeooo:rsid="00ea7a37" officeooo:paragraph-rsid="00ea7a37" style:font-weight-asian="bold" style:font-weight-complex="bold"/>
    </style:style>
    <style:style style:name="P63" style:family="paragraph" style:parent-style-name="Text_20_body">
      <style:text-properties fo:font-weight="bold" officeooo:rsid="00ea7a37" officeooo:paragraph-rsid="00ee71e0" style:font-weight-asian="bold" style:font-weight-complex="bold"/>
    </style:style>
    <style:style style:name="P64" style:family="paragraph" style:parent-style-name="Text_20_body">
      <style:text-properties fo:font-weight="bold" officeooo:rsid="00fe9493" officeooo:paragraph-rsid="0103a366" style:font-weight-asian="bold" style:font-weight-complex="bold"/>
    </style:style>
    <style:style style:name="P65" style:family="paragraph" style:parent-style-name="Text_20_body">
      <style:text-properties fo:font-weight="bold" officeooo:rsid="0103a366" officeooo:paragraph-rsid="0103a366" style:font-weight-asian="bold" style:font-weight-complex="bold"/>
    </style:style>
    <style:style style:name="P66" style:family="paragraph" style:parent-style-name="Text_20_body">
      <style:text-properties fo:font-weight="bold" officeooo:rsid="011cdda4" officeooo:paragraph-rsid="011cdda4" style:font-weight-asian="bold" style:font-weight-complex="bold"/>
    </style:style>
    <style:style style:name="P67" style:family="paragraph" style:parent-style-name="Text_20_body">
      <style:text-properties officeooo:rsid="005db89c" officeooo:paragraph-rsid="005db89c"/>
    </style:style>
    <style:style style:name="P68" style:family="paragraph" style:parent-style-name="Text_20_body">
      <style:text-properties officeooo:rsid="0060743b" officeooo:paragraph-rsid="0060743b"/>
    </style:style>
    <style:style style:name="P69" style:family="paragraph" style:parent-style-name="Text_20_body">
      <style:text-properties officeooo:rsid="00641193" officeooo:paragraph-rsid="00641193"/>
    </style:style>
    <style:style style:name="P70" style:family="paragraph" style:parent-style-name="Text_20_body">
      <style:text-properties officeooo:rsid="0065d039" officeooo:paragraph-rsid="0065d039"/>
    </style:style>
    <style:style style:name="P71" style:family="paragraph" style:parent-style-name="Text_20_body">
      <style:text-properties officeooo:rsid="006b0621" officeooo:paragraph-rsid="006b0621"/>
    </style:style>
    <style:style style:name="P72" style:family="paragraph" style:parent-style-name="Text_20_body">
      <style:text-properties officeooo:rsid="006ca22f" officeooo:paragraph-rsid="006ca22f"/>
    </style:style>
    <style:style style:name="P73" style:family="paragraph" style:parent-style-name="Text_20_body">
      <style:text-properties officeooo:rsid="007029fa" officeooo:paragraph-rsid="007029fa"/>
    </style:style>
    <style:style style:name="P74" style:family="paragraph" style:parent-style-name="Text_20_body">
      <style:text-properties officeooo:rsid="00736b10" officeooo:paragraph-rsid="006ca22f"/>
    </style:style>
    <style:style style:name="P75" style:family="paragraph" style:parent-style-name="Text_20_body">
      <style:text-properties officeooo:rsid="00736b10" officeooo:paragraph-rsid="00736b10"/>
    </style:style>
    <style:style style:name="P76" style:family="paragraph" style:parent-style-name="Text_20_body">
      <style:text-properties officeooo:rsid="00750807" officeooo:paragraph-rsid="00750807"/>
    </style:style>
    <style:style style:name="P77" style:family="paragraph" style:parent-style-name="Text_20_body">
      <style:text-properties fo:font-style="italic" style:font-style-asian="italic" style:font-style-complex="italic"/>
    </style:style>
    <style:style style:name="P78" style:family="paragraph" style:parent-style-name="Text_20_body">
      <style:text-properties fo:font-style="italic" officeooo:rsid="00736b10" officeooo:paragraph-rsid="00736b10" style:font-style-asian="italic" style:font-style-complex="italic"/>
    </style:style>
    <style:style style:name="P79" style:family="paragraph" style:parent-style-name="Text_20_body">
      <style:text-properties fo:font-style="italic" officeooo:rsid="006ca22f" officeooo:paragraph-rsid="006ca22f" style:font-style-asian="italic" style:font-style-complex="italic"/>
    </style:style>
    <style:style style:name="P80" style:family="paragraph" style:parent-style-name="Text_20_body">
      <style:text-properties fo:font-style="italic" fo:font-weight="bold" officeooo:rsid="00ad2833" officeooo:paragraph-rsid="00ad2833" style:font-style-asian="italic" style:font-weight-asian="bold" style:font-style-complex="italic" style:font-weight-complex="bold"/>
    </style:style>
    <style:style style:name="P81" style:family="paragraph" style:parent-style-name="Text_20_body">
      <style:text-properties fo:font-style="italic" fo:font-weight="bold" officeooo:rsid="010b8c2b" officeooo:paragraph-rsid="010b8c2b" style:font-style-asian="italic" style:font-weight-asian="bold" style:font-style-complex="italic" style:font-weight-complex="bold"/>
    </style:style>
    <style:style style:name="P82" style:family="paragraph" style:parent-style-name="Text_20_body">
      <style:text-properties officeooo:rsid="007a5dc7" officeooo:paragraph-rsid="007a5dc7"/>
    </style:style>
    <style:style style:name="P83" style:family="paragraph" style:parent-style-name="Text_20_body">
      <style:text-properties fo:font-weight="normal" officeooo:rsid="007b846d" officeooo:paragraph-rsid="007b846d" style:font-weight-asian="normal" style:font-weight-complex="normal"/>
    </style:style>
    <style:style style:name="P84" style:family="paragraph" style:parent-style-name="Text_20_body">
      <style:text-properties fo:font-weight="normal" officeooo:rsid="007f4a12" officeooo:paragraph-rsid="007f4a12" style:font-weight-asian="normal" style:font-weight-complex="normal"/>
    </style:style>
    <style:style style:name="P85" style:family="paragraph" style:parent-style-name="Text_20_body">
      <style:text-properties fo:font-weight="normal" officeooo:rsid="007f8303" officeooo:paragraph-rsid="007f8303" style:font-weight-asian="normal" style:font-weight-complex="normal"/>
    </style:style>
    <style:style style:name="P86" style:family="paragraph" style:parent-style-name="Text_20_body">
      <style:text-properties fo:font-weight="normal" officeooo:rsid="00a6ef27" officeooo:paragraph-rsid="00a6ef27" style:font-weight-asian="normal" style:font-weight-complex="normal"/>
    </style:style>
    <style:style style:name="P87" style:family="paragraph" style:parent-style-name="Text_20_body">
      <style:text-properties fo:font-weight="normal" officeooo:rsid="00a6ef27" officeooo:paragraph-rsid="00aba832" style:font-weight-asian="normal" style:font-weight-complex="normal"/>
    </style:style>
    <style:style style:name="P88" style:family="paragraph" style:parent-style-name="Text_20_body">
      <style:text-properties fo:font-weight="normal" officeooo:rsid="00a6ef27" officeooo:paragraph-rsid="00d2e2c0" style:font-weight-asian="normal" style:font-weight-complex="normal"/>
    </style:style>
    <style:style style:name="P89" style:family="paragraph" style:parent-style-name="Text_20_body">
      <style:text-properties fo:font-weight="normal" officeooo:rsid="00a6ef27" officeooo:paragraph-rsid="00d4814e" style:font-weight-asian="normal" style:font-weight-complex="normal"/>
    </style:style>
    <style:style style:name="P90" style:family="paragraph" style:parent-style-name="Text_20_body">
      <style:text-properties fo:font-weight="normal" officeooo:rsid="00a6ef27" officeooo:paragraph-rsid="00d76d17" style:font-weight-asian="normal" style:font-weight-complex="normal"/>
    </style:style>
    <style:style style:name="P91" style:family="paragraph" style:parent-style-name="Text_20_body">
      <style:text-properties fo:font-weight="normal" officeooo:rsid="00c868e5" officeooo:paragraph-rsid="00c868e5" style:font-weight-asian="normal" style:font-weight-complex="normal"/>
    </style:style>
    <style:style style:name="P92" style:family="paragraph" style:parent-style-name="Text_20_body">
      <style:text-properties fo:font-weight="normal" officeooo:rsid="0103a366" officeooo:paragraph-rsid="0103a366" style:font-weight-asian="normal" style:font-weight-complex="normal"/>
    </style:style>
    <style:style style:name="P93" style:family="paragraph" style:parent-style-name="Text_20_body">
      <style:text-properties fo:font-weight="normal" officeooo:rsid="00b9cdc5" officeooo:paragraph-rsid="0103a366" style:font-weight-asian="normal" style:font-weight-complex="normal"/>
    </style:style>
    <style:style style:name="P94" style:family="paragraph" style:parent-style-name="Text_20_body">
      <style:text-properties officeooo:rsid="00846d4d" officeooo:paragraph-rsid="00846d4d"/>
    </style:style>
    <style:style style:name="P95" style:family="paragraph" style:parent-style-name="Text_20_body">
      <style:text-properties officeooo:rsid="0084b648" officeooo:paragraph-rsid="0084b648"/>
    </style:style>
    <style:style style:name="P96" style:family="paragraph" style:parent-style-name="Text_20_body">
      <style:text-properties officeooo:rsid="0084b648" officeooo:paragraph-rsid="0087c21f"/>
    </style:style>
    <style:style style:name="P97" style:family="paragraph" style:parent-style-name="Text_20_body">
      <style:text-properties officeooo:rsid="0084b648" officeooo:paragraph-rsid="00892628"/>
    </style:style>
    <style:style style:name="P98" style:family="paragraph" style:parent-style-name="Text_20_body">
      <style:text-properties officeooo:rsid="0084b648" officeooo:paragraph-rsid="0060743b"/>
    </style:style>
    <style:style style:name="P99" style:family="paragraph" style:parent-style-name="Text_20_body">
      <style:text-properties officeooo:rsid="0087c21f" officeooo:paragraph-rsid="0087c21f"/>
    </style:style>
    <style:style style:name="P100" style:family="paragraph" style:parent-style-name="Text_20_body">
      <style:text-properties officeooo:rsid="008a7973" officeooo:paragraph-rsid="008a7973"/>
    </style:style>
    <style:style style:name="P101" style:family="paragraph" style:parent-style-name="Text_20_body">
      <style:text-properties officeooo:rsid="009165f9" officeooo:paragraph-rsid="009165f9"/>
    </style:style>
    <style:style style:name="P102" style:family="paragraph" style:parent-style-name="Text_20_body">
      <style:text-properties officeooo:rsid="00857648" officeooo:paragraph-rsid="00892628"/>
    </style:style>
    <style:style style:name="P103" style:family="paragraph" style:parent-style-name="Text_20_body">
      <style:text-properties fo:language="en" fo:country="US" officeooo:rsid="0093b2c0" officeooo:paragraph-rsid="0093b2c0"/>
    </style:style>
    <style:style style:name="P104" style:family="paragraph" style:parent-style-name="Text_20_body">
      <style:text-properties fo:language="en" fo:country="US" officeooo:rsid="0098e170" officeooo:paragraph-rsid="0098e170"/>
    </style:style>
    <style:style style:name="P105" style:family="paragraph" style:parent-style-name="Text_20_body">
      <style:text-properties fo:language="en" fo:country="US" fo:font-weight="normal" officeooo:rsid="012051eb" officeooo:paragraph-rsid="01223aaf" style:font-weight-asian="normal" style:font-weight-complex="normal"/>
    </style:style>
    <style:style style:name="P106" style:family="paragraph" style:parent-style-name="Text_20_body">
      <style:text-properties officeooo:paragraph-rsid="009bf474"/>
    </style:style>
    <style:style style:name="P107" style:family="paragraph" style:parent-style-name="Text_20_body">
      <style:text-properties officeooo:rsid="009bf474" officeooo:paragraph-rsid="009bf474"/>
    </style:style>
    <style:style style:name="P108" style:family="paragraph" style:parent-style-name="Text_20_body">
      <style:text-properties officeooo:rsid="009d7a0b" officeooo:paragraph-rsid="009d7a0b"/>
    </style:style>
    <style:style style:name="P109" style:family="paragraph" style:parent-style-name="Text_20_body">
      <style:text-properties officeooo:rsid="009f1528" officeooo:paragraph-rsid="009f1528"/>
    </style:style>
    <style:style style:name="P110" style:family="paragraph" style:parent-style-name="Text_20_body">
      <style:text-properties officeooo:rsid="00a529b4" officeooo:paragraph-rsid="00a529b4"/>
    </style:style>
    <style:style style:name="P111" style:family="paragraph" style:parent-style-name="Text_20_body">
      <style:text-properties officeooo:rsid="00a6ef27" officeooo:paragraph-rsid="00a6ef27"/>
    </style:style>
    <style:style style:name="P112" style:family="paragraph" style:parent-style-name="Text_20_body">
      <style:text-properties officeooo:rsid="00aae47a" officeooo:paragraph-rsid="00aae47a"/>
    </style:style>
    <style:style style:name="P113" style:family="paragraph" style:parent-style-name="Text_20_body">
      <style:text-properties officeooo:rsid="00aba832" officeooo:paragraph-rsid="00aba832"/>
    </style:style>
    <style:style style:name="P114" style:family="paragraph" style:parent-style-name="Text_20_body">
      <style:text-properties officeooo:rsid="00ad2833" officeooo:paragraph-rsid="00ad2833"/>
    </style:style>
    <style:style style:name="P115" style:family="paragraph" style:parent-style-name="Text_20_body">
      <style:text-properties officeooo:rsid="00b5be11" officeooo:paragraph-rsid="00b5be11"/>
    </style:style>
    <style:style style:name="P116" style:family="paragraph" style:parent-style-name="Text_20_body">
      <style:text-properties officeooo:rsid="00b5be11" officeooo:paragraph-rsid="00d5787e"/>
    </style:style>
    <style:style style:name="P117" style:family="paragraph" style:parent-style-name="Text_20_body">
      <style:text-properties officeooo:rsid="00b76fce" officeooo:paragraph-rsid="00b76fce"/>
    </style:style>
    <style:style style:name="P118" style:family="paragraph" style:parent-style-name="Text_20_body">
      <style:text-properties officeooo:rsid="00bcd941" officeooo:paragraph-rsid="00bcd941"/>
    </style:style>
    <style:style style:name="P119" style:family="paragraph" style:parent-style-name="Text_20_body">
      <style:text-properties officeooo:rsid="00be2cd6" officeooo:paragraph-rsid="00bcd941"/>
    </style:style>
    <style:style style:name="P120" style:family="paragraph" style:parent-style-name="Text_20_body">
      <style:text-properties officeooo:rsid="00c45b9a" officeooo:paragraph-rsid="00c796cc"/>
    </style:style>
    <style:style style:name="P121" style:family="paragraph" style:parent-style-name="Text_20_body">
      <style:text-properties officeooo:rsid="00c868e5" officeooo:paragraph-rsid="00c868e5"/>
    </style:style>
    <style:style style:name="P122" style:family="paragraph" style:parent-style-name="Text_20_body">
      <style:text-properties officeooo:rsid="00cc5ae4" officeooo:paragraph-rsid="00cc5ae4"/>
    </style:style>
    <style:style style:name="P123" style:family="paragraph" style:parent-style-name="Text_20_body">
      <style:text-properties officeooo:rsid="00cc5ae4" officeooo:paragraph-rsid="00c868e5"/>
    </style:style>
    <style:style style:name="P124" style:family="paragraph" style:parent-style-name="Text_20_body">
      <style:text-properties officeooo:rsid="00b9cdc5" officeooo:paragraph-rsid="00b9cdc5"/>
    </style:style>
    <style:style style:name="P125" style:family="paragraph" style:parent-style-name="Text_20_body">
      <style:text-properties officeooo:rsid="00b9cdc5" officeooo:paragraph-rsid="00ea7a37"/>
    </style:style>
    <style:style style:name="P126" style:family="paragraph" style:parent-style-name="Text_20_body">
      <style:text-properties officeooo:rsid="00b9cdc5" officeooo:paragraph-rsid="00ee71e0"/>
    </style:style>
    <style:style style:name="P127" style:family="paragraph" style:parent-style-name="Text_20_body">
      <style:text-properties officeooo:rsid="00b9cdc5" officeooo:paragraph-rsid="00ef322d"/>
    </style:style>
    <style:style style:name="P128" style:family="paragraph" style:parent-style-name="Text_20_body">
      <style:text-properties officeooo:rsid="00b9cdc5" officeooo:paragraph-rsid="01120ee8"/>
    </style:style>
    <style:style style:name="P129" style:family="paragraph" style:parent-style-name="Text_20_body">
      <style:text-properties officeooo:rsid="00da887f" officeooo:paragraph-rsid="00da887f"/>
    </style:style>
    <style:style style:name="P130" style:family="paragraph" style:parent-style-name="Text_20_body">
      <style:text-properties officeooo:rsid="00df21d4" officeooo:paragraph-rsid="00df21d4"/>
    </style:style>
    <style:style style:name="P131" style:family="paragraph" style:parent-style-name="Text_20_body">
      <style:text-properties officeooo:paragraph-rsid="00e03b7a"/>
    </style:style>
    <style:style style:name="P132" style:family="paragraph" style:parent-style-name="Text_20_body">
      <style:text-properties officeooo:rsid="00e38b31" officeooo:paragraph-rsid="00e38b31"/>
    </style:style>
    <style:style style:name="P133" style:family="paragraph" style:parent-style-name="Text_20_body">
      <style:text-properties officeooo:rsid="00ea7a37" officeooo:paragraph-rsid="00ea7a37"/>
    </style:style>
    <style:style style:name="P134" style:family="paragraph" style:parent-style-name="Text_20_body">
      <style:text-properties officeooo:rsid="00ea7a37" officeooo:paragraph-rsid="00ef322d"/>
    </style:style>
    <style:style style:name="P135" style:family="paragraph" style:parent-style-name="Text_20_body">
      <style:text-properties officeooo:rsid="00ea7a37" officeooo:paragraph-rsid="011e329e"/>
    </style:style>
    <style:style style:name="P136" style:family="paragraph" style:parent-style-name="Text_20_body">
      <style:text-properties officeooo:rsid="00e1d57f" officeooo:paragraph-rsid="00e1d57f"/>
    </style:style>
    <style:style style:name="P137" style:family="paragraph" style:parent-style-name="Text_20_body">
      <style:text-properties officeooo:rsid="00e1d57f" officeooo:paragraph-rsid="00e38b31"/>
    </style:style>
    <style:style style:name="P138" style:family="paragraph" style:parent-style-name="Text_20_body">
      <style:text-properties officeooo:rsid="00f11fe4" officeooo:paragraph-rsid="0103a366"/>
    </style:style>
    <style:style style:name="P139" style:family="paragraph" style:parent-style-name="Text_20_body">
      <style:text-properties officeooo:rsid="01052200" officeooo:paragraph-rsid="010b8c2b"/>
    </style:style>
    <style:style style:name="P140" style:family="paragraph" style:parent-style-name="Text_20_body">
      <style:text-properties officeooo:rsid="0107d1b4" officeooo:paragraph-rsid="010b8c2b"/>
    </style:style>
    <style:style style:name="P141" style:family="paragraph" style:parent-style-name="Text_20_body">
      <style:text-properties officeooo:rsid="0113d5af" officeooo:paragraph-rsid="0113d5af"/>
    </style:style>
    <style:style style:name="P142" style:family="paragraph" style:parent-style-name="Text_20_body">
      <style:text-properties officeooo:rsid="011444c6" officeooo:paragraph-rsid="011444c6"/>
    </style:style>
    <style:style style:name="P143" style:family="paragraph" style:parent-style-name="Text_20_body">
      <style:text-properties officeooo:rsid="0115427e" officeooo:paragraph-rsid="0115427e"/>
    </style:style>
    <style:style style:name="P144" style:family="paragraph" style:parent-style-name="Text_20_body">
      <style:text-properties officeooo:rsid="0115427e" officeooo:paragraph-rsid="01168265"/>
    </style:style>
    <style:style style:name="P145" style:family="paragraph" style:parent-style-name="Text_20_body">
      <style:text-properties officeooo:rsid="01168265" officeooo:paragraph-rsid="01168265"/>
    </style:style>
    <style:style style:name="P146" style:family="paragraph" style:parent-style-name="Text_20_body">
      <style:text-properties officeooo:rsid="012051eb" officeooo:paragraph-rsid="012051eb"/>
    </style:style>
    <style:style style:name="P147" style:family="paragraph" style:parent-style-name="Text_20_body">
      <style:text-properties officeooo:rsid="012968c7" officeooo:paragraph-rsid="012968c7"/>
    </style:style>
    <style:style style:name="P148" style:family="paragraph" style:parent-style-name="Text_20_body">
      <style:text-properties officeooo:rsid="012968c7" officeooo:paragraph-rsid="0138fc3d"/>
    </style:style>
    <style:style style:name="P149" style:family="paragraph" style:parent-style-name="Text_20_body">
      <style:text-properties officeooo:rsid="012968c7" officeooo:paragraph-rsid="01393b9f"/>
    </style:style>
    <style:style style:name="P150" style:family="paragraph" style:parent-style-name="Text_20_body">
      <style:text-properties officeooo:rsid="012acaf4" officeooo:paragraph-rsid="012acaf4"/>
    </style:style>
    <style:style style:name="P151" style:family="paragraph" style:parent-style-name="Text_20_body">
      <style:text-properties officeooo:rsid="012acaf4" officeooo:paragraph-rsid="012dad4c"/>
    </style:style>
    <style:style style:name="P152" style:family="paragraph" style:parent-style-name="Text_20_body">
      <style:text-properties officeooo:rsid="013de1d6" officeooo:paragraph-rsid="013de1d6"/>
    </style:style>
    <style:style style:name="P153" style:family="paragraph" style:parent-style-name="Text_20_body">
      <style:text-properties officeooo:rsid="013de1d6" officeooo:paragraph-rsid="01457c34"/>
    </style:style>
    <style:style style:name="P154" style:family="paragraph" style:parent-style-name="Text_20_body">
      <style:text-properties officeooo:rsid="013de1d6" officeooo:paragraph-rsid="0145dff6"/>
    </style:style>
    <style:style style:name="P155" style:family="paragraph" style:parent-style-name="Text_20_body">
      <style:text-properties officeooo:rsid="012c63f0" officeooo:paragraph-rsid="012968c7"/>
    </style:style>
    <style:style style:name="P156" style:family="paragraph" style:parent-style-name="Text_20_body">
      <style:text-properties officeooo:rsid="011e329e" officeooo:paragraph-rsid="00ea7a37"/>
    </style:style>
    <style:style style:name="P157" style:family="paragraph" style:parent-style-name="Text_20_body">
      <style:text-properties officeooo:rsid="014bb85a" officeooo:paragraph-rsid="014bb85a"/>
    </style:style>
    <style:style style:name="P158" style:family="paragraph" style:parent-style-name="Text_20_body">
      <style:text-properties officeooo:rsid="0151427d" officeooo:paragraph-rsid="0151427d"/>
    </style:style>
    <style:style style:name="P159" style:family="paragraph" style:parent-style-name="Heading_20_3">
      <style:text-properties fo:language="cs" fo:country="CZ"/>
    </style:style>
    <style:style style:name="P160" style:family="paragraph" style:parent-style-name="Heading_20_1">
      <style:text-properties fo:language="cs" fo:country="CZ"/>
    </style:style>
    <style:style style:name="P161" style:family="paragraph" style:parent-style-name="Heading_20_1">
      <style:text-properties fo:language="cs" fo:country="CZ" officeooo:rsid="0128a3de" officeooo:paragraph-rsid="0128a3de"/>
    </style:style>
    <style:style style:name="P162" style:family="paragraph" style:parent-style-name="Heading_20_1">
      <style:text-properties fo:language="cs" fo:country="CZ" officeooo:rsid="00e1d57f" officeooo:paragraph-rsid="00e1d57f"/>
    </style:style>
    <style:style style:name="P163" style:family="paragraph" style:parent-style-name="Heading_20_1">
      <style:text-properties officeooo:rsid="00e03b7a" officeooo:paragraph-rsid="00e03b7a"/>
    </style:style>
    <style:style style:name="P164" style:family="paragraph" style:parent-style-name="Heading_20_1" style:master-page-name="Standard">
      <style:paragraph-properties fo:text-align="center" style:justify-single-word="false" style:page-number="auto"/>
    </style:style>
    <style:style style:name="P165" style:family="paragraph" style:parent-style-name="Text_20_body">
      <style:text-properties officeooo:rsid="004357e2" officeooo:paragraph-rsid="004357e2"/>
    </style:style>
    <style:style style:name="P166" style:family="paragraph" style:parent-style-name="Text_20_body">
      <style:text-properties officeooo:rsid="01528abc" officeooo:paragraph-rsid="01528abc"/>
    </style:style>
    <style:style style:name="P167" style:family="paragraph" style:parent-style-name="Text_20_body">
      <style:text-properties officeooo:rsid="0128a3de" officeooo:paragraph-rsid="0128a3de"/>
    </style:style>
    <style:style style:name="P168" style:family="paragraph" style:parent-style-name="Text_20_body">
      <style:text-properties officeooo:rsid="01539405" officeooo:paragraph-rsid="01539405"/>
    </style:style>
    <style:style style:name="P169" style:family="paragraph" style:parent-style-name="Text_20_body">
      <style:text-properties officeooo:rsid="01539405" officeooo:paragraph-rsid="0154d2c2"/>
    </style:style>
    <style:style style:name="P170" style:family="paragraph" style:parent-style-name="Text_20_body">
      <style:text-properties officeooo:rsid="01539405" officeooo:paragraph-rsid="018a84dd"/>
    </style:style>
    <style:style style:name="P171" style:family="paragraph" style:parent-style-name="Text_20_body">
      <style:text-properties officeooo:rsid="012968c7" officeooo:paragraph-rsid="012968c7"/>
    </style:style>
    <style:style style:name="P172" style:family="paragraph" style:parent-style-name="Text_20_body">
      <style:text-properties officeooo:rsid="012968c7" officeooo:paragraph-rsid="01321b7a"/>
    </style:style>
    <style:style style:name="P173" style:family="paragraph" style:parent-style-name="Text_20_body">
      <style:text-properties officeooo:rsid="0154d2c2" officeooo:paragraph-rsid="0154d2c2"/>
    </style:style>
    <style:style style:name="P174" style:family="paragraph" style:parent-style-name="Text_20_body">
      <style:text-properties fo:language="cs" fo:country="CZ" officeooo:rsid="0128a3de" officeooo:paragraph-rsid="0128a3de"/>
    </style:style>
    <style:style style:name="P175" style:family="paragraph" style:parent-style-name="Text_20_body">
      <style:text-properties fo:language="cs" fo:country="CZ" officeooo:rsid="01567dda" officeooo:paragraph-rsid="01567dda"/>
    </style:style>
    <style:style style:name="P176" style:family="paragraph" style:parent-style-name="Text_20_body">
      <style:text-properties fo:language="cs" fo:country="CZ" officeooo:rsid="0156e07d" officeooo:paragraph-rsid="0156e07d"/>
    </style:style>
    <style:style style:name="P177" style:family="paragraph" style:parent-style-name="Text_20_body">
      <style:text-properties fo:language="cs" fo:country="CZ" officeooo:rsid="0158abf3" officeooo:paragraph-rsid="0128a3de"/>
    </style:style>
    <style:style style:name="P178" style:family="paragraph" style:parent-style-name="Text_20_body">
      <style:text-properties fo:language="cs" fo:country="CZ" officeooo:rsid="0158abf3" officeooo:paragraph-rsid="015b8f40"/>
    </style:style>
    <style:style style:name="P179" style:family="paragraph" style:parent-style-name="Text_20_body">
      <style:text-properties fo:language="cs" fo:country="CZ" officeooo:rsid="015c2f16" officeooo:paragraph-rsid="015c2f16"/>
    </style:style>
    <style:style style:name="P180" style:family="paragraph" style:parent-style-name="Text_20_body">
      <style:paragraph-properties fo:text-align="start" style:justify-single-word="false"/>
    </style:style>
    <style:style style:name="P181" style:family="paragraph" style:parent-style-name="Text_20_body">
      <style:paragraph-properties fo:text-align="start" style:justify-single-word="false"/>
      <style:text-properties officeooo:paragraph-rsid="01a146fd"/>
    </style:style>
    <style:style style:name="P182" style:family="paragraph" style:parent-style-name="Text_20_body">
      <style:text-properties officeooo:rsid="015d62b2" officeooo:paragraph-rsid="015d62b2"/>
    </style:style>
    <style:style style:name="P183" style:family="paragraph" style:parent-style-name="Text_20_body">
      <style:paragraph-properties fo:text-align="start" style:justify-single-word="false"/>
      <style:text-properties officeooo:rsid="015d62b2" officeooo:paragraph-rsid="015d62b2"/>
    </style:style>
    <style:style style:name="P184" style:family="paragraph" style:parent-style-name="Text_20_body">
      <style:text-properties officeooo:rsid="015e4c9c" officeooo:paragraph-rsid="015e4c9c"/>
    </style:style>
    <style:style style:name="P185" style:family="paragraph" style:parent-style-name="Text_20_body">
      <style:text-properties officeooo:rsid="015f113b" officeooo:paragraph-rsid="015f113b"/>
    </style:style>
    <style:style style:name="P186" style:family="paragraph" style:parent-style-name="Text_20_body">
      <style:text-properties officeooo:rsid="0165ab7d" officeooo:paragraph-rsid="0165ab7d"/>
    </style:style>
    <style:style style:name="P187" style:family="paragraph" style:parent-style-name="Text_20_body">
      <style:text-properties officeooo:rsid="0167c964" officeooo:paragraph-rsid="0167c964"/>
    </style:style>
    <style:style style:name="P188" style:family="paragraph" style:parent-style-name="Text_20_body">
      <style:paragraph-properties fo:text-align="start" style:justify-single-word="false"/>
      <style:text-properties officeooo:rsid="016a24d2" officeooo:paragraph-rsid="016a24d2"/>
    </style:style>
    <style:style style:name="P189" style:family="paragraph" style:parent-style-name="Text_20_body">
      <style:paragraph-properties fo:text-align="start" style:justify-single-word="false"/>
      <style:text-properties officeooo:rsid="016becf3" officeooo:paragraph-rsid="016becf3"/>
    </style:style>
    <style:style style:name="P190" style:family="paragraph" style:parent-style-name="Text_20_body">
      <style:paragraph-properties fo:text-align="start" style:justify-single-word="false"/>
      <style:text-properties officeooo:rsid="0172eee0" officeooo:paragraph-rsid="0172eee0"/>
    </style:style>
    <style:style style:name="P191" style:family="paragraph" style:parent-style-name="Text_20_body">
      <style:text-properties officeooo:rsid="01782a1f" officeooo:paragraph-rsid="01782a1f"/>
    </style:style>
    <style:style style:name="P192" style:family="paragraph" style:parent-style-name="Text_20_body">
      <style:text-properties officeooo:rsid="017983d8" officeooo:paragraph-rsid="017983d8"/>
    </style:style>
    <style:style style:name="P193" style:family="paragraph" style:parent-style-name="Text_20_body">
      <style:text-properties officeooo:rsid="00545453" officeooo:paragraph-rsid="00545453"/>
    </style:style>
    <style:style style:name="P194" style:family="paragraph" style:parent-style-name="Text_20_body">
      <style:text-properties officeooo:rsid="00545453" officeooo:paragraph-rsid="017a8ca8"/>
    </style:style>
    <style:style style:name="P195" style:family="paragraph" style:parent-style-name="Text_20_body">
      <style:text-properties officeooo:rsid="005adf01" officeooo:paragraph-rsid="0060743b"/>
    </style:style>
    <style:style style:name="P196" style:family="paragraph" style:parent-style-name="Text_20_body">
      <style:text-properties fo:font-weight="bold" officeooo:rsid="017afd94" officeooo:paragraph-rsid="017afd94" style:font-weight-asian="bold" style:font-weight-complex="bold"/>
    </style:style>
    <style:style style:name="P197" style:family="paragraph" style:parent-style-name="Text_20_body">
      <style:text-properties fo:font-weight="bold" officeooo:rsid="01a2c154" officeooo:paragraph-rsid="01a2c154" style:font-weight-asian="bold" style:font-weight-complex="bold"/>
    </style:style>
    <style:style style:name="P198" style:family="paragraph" style:parent-style-name="Text_20_body">
      <style:text-properties officeooo:rsid="017b57fe" officeooo:paragraph-rsid="017b57fe"/>
    </style:style>
    <style:style style:name="P199" style:family="paragraph" style:parent-style-name="Text_20_body">
      <style:text-properties officeooo:rsid="017c5780" officeooo:paragraph-rsid="017c5780"/>
    </style:style>
    <style:style style:name="P200" style:family="paragraph" style:parent-style-name="Text_20_body">
      <style:text-properties officeooo:rsid="017df465" officeooo:paragraph-rsid="017df465"/>
    </style:style>
    <style:style style:name="P201" style:family="paragraph" style:parent-style-name="Text_20_body">
      <style:text-properties officeooo:rsid="0180a045" officeooo:paragraph-rsid="0180a045"/>
    </style:style>
    <style:style style:name="P202" style:family="paragraph" style:parent-style-name="Text_20_body">
      <style:text-properties officeooo:rsid="018480ab" officeooo:paragraph-rsid="018480ab"/>
    </style:style>
    <style:style style:name="P203" style:family="paragraph" style:parent-style-name="Text_20_body">
      <style:text-properties officeooo:rsid="00c868e5" officeooo:paragraph-rsid="00c868e5"/>
    </style:style>
    <style:style style:name="P204" style:family="paragraph" style:parent-style-name="Text_20_body">
      <style:paragraph-properties fo:text-align="start" style:justify-single-word="false"/>
      <style:text-properties officeooo:rsid="018d8daf" officeooo:paragraph-rsid="018d8daf"/>
    </style:style>
    <style:style style:name="P205" style:family="paragraph" style:parent-style-name="Text_20_body">
      <style:paragraph-properties fo:text-align="start" style:justify-single-word="false"/>
      <style:text-properties officeooo:rsid="018d8daf" officeooo:paragraph-rsid="018f56f3"/>
    </style:style>
    <style:style style:name="P206" style:family="paragraph" style:parent-style-name="Text_20_body">
      <style:paragraph-properties fo:text-align="start" style:justify-single-word="false"/>
      <style:text-properties officeooo:rsid="018de9dc" officeooo:paragraph-rsid="018de9dc"/>
    </style:style>
    <style:style style:name="P207" style:family="paragraph" style:parent-style-name="Text_20_body">
      <style:paragraph-properties fo:text-align="start" style:justify-single-word="false"/>
      <style:text-properties officeooo:rsid="018f56f3" officeooo:paragraph-rsid="018f56f3"/>
    </style:style>
    <style:style style:name="P208" style:family="paragraph" style:parent-style-name="Text_20_body">
      <style:paragraph-properties fo:text-align="start" style:justify-single-word="false"/>
      <style:text-properties officeooo:rsid="018f56f3" officeooo:paragraph-rsid="0192ae02"/>
    </style:style>
    <style:style style:name="P209" style:family="paragraph" style:parent-style-name="Text_20_body">
      <style:paragraph-properties fo:text-align="start" style:justify-single-word="false"/>
      <style:text-properties officeooo:rsid="019497c7" officeooo:paragraph-rsid="019497c7"/>
    </style:style>
    <style:style style:name="P210" style:family="paragraph" style:parent-style-name="Text_20_body">
      <style:paragraph-properties fo:text-align="start" style:justify-single-word="false"/>
      <style:text-properties officeooo:rsid="019531d4" officeooo:paragraph-rsid="019531d4"/>
    </style:style>
    <style:style style:name="P211" style:family="paragraph" style:parent-style-name="Text_20_body">
      <style:paragraph-properties fo:text-align="start" style:justify-single-word="false"/>
      <style:text-properties fo:language="en" fo:country="US" officeooo:rsid="019b3a5f" officeooo:paragraph-rsid="019b3a5f"/>
    </style:style>
    <style:style style:name="P212" style:family="paragraph" style:parent-style-name="Text_20_body">
      <style:paragraph-properties fo:text-align="start" style:justify-single-word="false"/>
      <style:text-properties fo:language="en" fo:country="US" officeooo:rsid="019b3a5f" officeooo:paragraph-rsid="019cea91"/>
    </style:style>
    <style:style style:name="P213" style:family="paragraph" style:parent-style-name="Text_20_body">
      <style:paragraph-properties fo:text-align="start" style:justify-single-word="false"/>
      <style:text-properties fo:language="en" fo:country="US" officeooo:rsid="019cea91" officeooo:paragraph-rsid="019cea91"/>
    </style:style>
    <style:style style:name="P214" style:family="paragraph" style:parent-style-name="Text_20_body">
      <style:paragraph-properties fo:text-align="start" style:justify-single-word="false"/>
      <style:text-properties fo:language="en" fo:country="US" officeooo:rsid="019d03ab" officeooo:paragraph-rsid="019d03ab"/>
    </style:style>
    <style:style style:name="P215" style:family="paragraph" style:parent-style-name="Text_20_body">
      <style:paragraph-properties fo:text-align="start" style:justify-single-word="false"/>
      <style:text-properties fo:language="en" fo:country="US" officeooo:rsid="019d03ab" officeooo:paragraph-rsid="019d0639"/>
    </style:style>
    <style:style style:name="P216" style:family="paragraph" style:parent-style-name="Text_20_body">
      <style:text-properties fo:language="en" fo:country="US" officeooo:rsid="01a621b7" officeooo:paragraph-rsid="01a621b7"/>
    </style:style>
    <style:style style:name="P217" style:family="paragraph" style:parent-style-name="Text_20_body">
      <style:text-properties fo:language="en" fo:country="US" officeooo:rsid="01a76365" officeooo:paragraph-rsid="01a76365"/>
    </style:style>
    <style:style style:name="P218" style:family="paragraph" style:parent-style-name="Text_20_body">
      <style:text-properties fo:language="en" fo:country="US" officeooo:rsid="01a932af" officeooo:paragraph-rsid="01a932af"/>
    </style:style>
    <style:style style:name="P219" style:family="paragraph" style:parent-style-name="Text_20_body">
      <style:paragraph-properties fo:text-align="start" style:justify-single-word="false"/>
      <style:text-properties officeooo:rsid="01ab0d58" officeooo:paragraph-rsid="01ab0d58"/>
    </style:style>
    <style:style style:name="P220" style:family="paragraph" style:parent-style-name="Text_20_body">
      <style:text-properties fo:font-style="italic" officeooo:rsid="014f7897" officeooo:paragraph-rsid="014f7897" style:font-style-asian="italic" style:font-style-complex="italic"/>
    </style:style>
    <style:style style:name="P221" style:family="paragraph" style:parent-style-name="Text_20_body">
      <style:text-properties fo:font-style="italic" officeooo:rsid="014bb85a" officeooo:paragraph-rsid="014bb85a" style:font-style-asian="italic" style:font-style-complex="italic"/>
    </style:style>
    <style:style style:name="P222" style:family="paragraph" style:parent-style-name="Text_20_body">
      <style:text-properties fo:font-style="italic" officeooo:rsid="01afeb74" officeooo:paragraph-rsid="014bb85a" style:font-style-asian="italic" style:font-style-complex="italic"/>
    </style:style>
    <style:style style:name="P223" style:family="paragraph" style:parent-style-name="Text_20_body">
      <style:text-properties officeooo:rsid="014bb85a" officeooo:paragraph-rsid="01b10871"/>
    </style:style>
    <style:style style:name="P224" style:family="paragraph" style:parent-style-name="Text_20_body">
      <style:text-properties officeooo:rsid="01afeb74" officeooo:paragraph-rsid="01afeb74"/>
    </style:style>
    <style:style style:name="P225" style:family="paragraph" style:parent-style-name="Text_20_body">
      <style:paragraph-properties fo:margin-left="0cm" fo:margin-right="0cm" fo:text-align="start" style:justify-single-word="false" fo:text-indent="0cm" style:auto-text-indent="false"/>
      <style:text-properties fo:language="en" fo:country="US" officeooo:rsid="019b3a5f" officeooo:paragraph-rsid="019b3a5f"/>
    </style:style>
    <style:style style:name="T1" style:family="text">
      <style:text-properties fo:language="cs" fo:country="CZ"/>
    </style:style>
    <style:style style:name="T2" style:family="text">
      <style:text-properties fo:language="cs" fo:country="CZ" officeooo:rsid="003976f1"/>
    </style:style>
    <style:style style:name="T3" style:family="text">
      <style:text-properties fo:language="cs" fo:country="CZ" officeooo:rsid="003a7aa2"/>
    </style:style>
    <style:style style:name="T4" style:family="text">
      <style:text-properties fo:language="cs" fo:country="CZ" officeooo:rsid="003b6492"/>
    </style:style>
    <style:style style:name="T5" style:family="text">
      <style:text-properties fo:language="cs" fo:country="CZ" officeooo:rsid="003bc22e"/>
    </style:style>
    <style:style style:name="T6" style:family="text">
      <style:text-properties fo:language="cs" fo:country="CZ" officeooo:rsid="003ed84b"/>
    </style:style>
    <style:style style:name="T7" style:family="text">
      <style:text-properties fo:language="cs" fo:country="CZ" officeooo:rsid="003f21e3"/>
    </style:style>
    <style:style style:name="T8" style:family="text">
      <style:text-properties fo:language="cs" fo:country="CZ" officeooo:rsid="00401b52"/>
    </style:style>
    <style:style style:name="T9" style:family="text">
      <style:text-properties fo:language="cs" fo:country="CZ" officeooo:rsid="004fe0c4"/>
    </style:style>
    <style:style style:name="T10" style:family="text">
      <style:text-properties fo:language="cs" fo:country="CZ" officeooo:rsid="00530a97"/>
    </style:style>
    <style:style style:name="T11" style:family="text">
      <style:text-properties fo:language="cs" fo:country="CZ" officeooo:rsid="00564857"/>
    </style:style>
    <style:style style:name="T12" style:family="text">
      <style:text-properties fo:language="cs" fo:country="CZ" officeooo:rsid="005836c9"/>
    </style:style>
    <style:style style:name="T13" style:family="text">
      <style:text-properties fo:language="cs" fo:country="CZ" officeooo:rsid="00596ce8"/>
    </style:style>
    <style:style style:name="T14" style:family="text">
      <style:text-properties fo:language="cs" fo:country="CZ" officeooo:rsid="005f223d"/>
    </style:style>
    <style:style style:name="T15" style:family="text">
      <style:text-properties fo:language="cs" fo:country="CZ" officeooo:rsid="0062148c"/>
    </style:style>
    <style:style style:name="T16" style:family="text">
      <style:text-properties fo:language="cs" fo:country="CZ" officeooo:rsid="0094f32d"/>
    </style:style>
    <style:style style:name="T17" style:family="text">
      <style:text-properties fo:language="cs" fo:country="CZ" officeooo:rsid="009a8245"/>
    </style:style>
    <style:style style:name="T18" style:family="text">
      <style:text-properties fo:language="cs" fo:country="CZ" officeooo:rsid="009adc57"/>
    </style:style>
    <style:style style:name="T19" style:family="text">
      <style:text-properties fo:language="cs" fo:country="CZ" officeooo:rsid="009b068d"/>
    </style:style>
    <style:style style:name="T20" style:family="text">
      <style:text-properties fo:language="cs" fo:country="CZ" officeooo:rsid="009dbfa0"/>
    </style:style>
    <style:style style:name="T21" style:family="text">
      <style:text-properties fo:language="cs" fo:country="CZ" officeooo:rsid="009f4594"/>
    </style:style>
    <style:style style:name="T22" style:family="text">
      <style:text-properties fo:language="cs" fo:country="CZ" officeooo:rsid="009fd1e2"/>
    </style:style>
    <style:style style:name="T23" style:family="text">
      <style:text-properties fo:language="cs" fo:country="CZ" fo:font-weight="bold" officeooo:rsid="009fd1e2" style:font-weight-asian="bold" style:font-weight-complex="bold"/>
    </style:style>
    <style:style style:name="T24" style:family="text">
      <style:text-properties fo:language="cs" fo:country="CZ" officeooo:rsid="00a0a742"/>
    </style:style>
    <style:style style:name="T25" style:family="text">
      <style:text-properties fo:language="cs" fo:country="CZ" officeooo:rsid="00a1b222"/>
    </style:style>
    <style:style style:name="T26" style:family="text">
      <style:text-properties fo:language="cs" fo:country="CZ" officeooo:rsid="00b9c2ff"/>
    </style:style>
    <style:style style:name="T27" style:family="text">
      <style:text-properties fo:language="cs" fo:country="CZ" officeooo:rsid="00b9cdc5"/>
    </style:style>
    <style:style style:name="T28" style:family="text">
      <style:text-properties fo:language="cs" fo:country="CZ" officeooo:rsid="00be2cd6"/>
    </style:style>
    <style:style style:name="T29" style:family="text">
      <style:text-properties fo:language="cs" fo:country="CZ" fo:font-weight="normal" style:font-weight-asian="normal" style:font-weight-complex="normal"/>
    </style:style>
    <style:style style:name="T30" style:family="text">
      <style:text-properties fo:language="cs" fo:country="CZ" fo:font-weight="normal" officeooo:rsid="00c93998" style:font-weight-asian="normal" style:font-weight-complex="normal"/>
    </style:style>
    <style:style style:name="T31" style:family="text">
      <style:text-properties fo:language="cs" fo:country="CZ" fo:font-weight="normal" officeooo:rsid="018540c1" style:font-weight-asian="normal" style:font-weight-complex="normal"/>
    </style:style>
    <style:style style:name="T32" style:family="text">
      <style:text-properties fo:language="cs" fo:country="CZ" officeooo:rsid="00cc5ae4"/>
    </style:style>
    <style:style style:name="T33" style:family="text">
      <style:text-properties fo:language="cs" fo:country="CZ" officeooo:rsid="00d6d2f2"/>
    </style:style>
    <style:style style:name="T34" style:family="text">
      <style:text-properties fo:language="cs" fo:country="CZ" officeooo:rsid="00d76d17"/>
    </style:style>
    <style:style style:name="T35" style:family="text">
      <style:text-properties fo:language="cs" fo:country="CZ" officeooo:rsid="00d789e3"/>
    </style:style>
    <style:style style:name="T36" style:family="text">
      <style:text-properties fo:language="cs" fo:country="CZ" officeooo:rsid="00d80c6f"/>
    </style:style>
    <style:style style:name="T37" style:family="text">
      <style:text-properties fo:language="cs" fo:country="CZ" officeooo:rsid="00da0575"/>
    </style:style>
    <style:style style:name="T38" style:family="text">
      <style:text-properties fo:language="cs" fo:country="CZ" officeooo:rsid="00e1d57f"/>
    </style:style>
    <style:style style:name="T39" style:family="text">
      <style:text-properties fo:language="cs" fo:country="CZ" officeooo:rsid="00e4c9b6"/>
    </style:style>
    <style:style style:name="T40" style:family="text">
      <style:text-properties fo:language="cs" fo:country="CZ" officeooo:rsid="00ea7a37"/>
    </style:style>
    <style:style style:name="T41" style:family="text">
      <style:text-properties fo:language="cs" fo:country="CZ" officeooo:rsid="00ec6f87"/>
    </style:style>
    <style:style style:name="T42" style:family="text">
      <style:text-properties fo:language="cs" fo:country="CZ" officeooo:rsid="00ee71e0"/>
    </style:style>
    <style:style style:name="T43" style:family="text">
      <style:text-properties fo:language="cs" fo:country="CZ" officeooo:rsid="00ed92e5"/>
    </style:style>
    <style:style style:name="T44" style:family="text">
      <style:text-properties fo:language="cs" fo:country="CZ" officeooo:rsid="00ef322d"/>
    </style:style>
    <style:style style:name="T45" style:family="text">
      <style:text-properties fo:language="cs" fo:country="CZ" officeooo:rsid="00f75682"/>
    </style:style>
    <style:style style:name="T46" style:family="text">
      <style:text-properties fo:language="cs" fo:country="CZ" officeooo:rsid="0108c06b"/>
    </style:style>
    <style:style style:name="T47" style:family="text">
      <style:text-properties fo:language="cs" fo:country="CZ" officeooo:rsid="0111f2d8"/>
    </style:style>
    <style:style style:name="T48" style:family="text">
      <style:text-properties fo:language="cs" fo:country="CZ" officeooo:rsid="01120ee8"/>
    </style:style>
    <style:style style:name="T49" style:family="text">
      <style:text-properties fo:language="cs" fo:country="CZ" officeooo:rsid="01168265"/>
    </style:style>
    <style:style style:name="T50" style:family="text">
      <style:text-properties fo:language="cs" fo:country="CZ" officeooo:rsid="01179031"/>
    </style:style>
    <style:style style:name="T51" style:family="text">
      <style:text-properties fo:language="cs" fo:country="CZ" officeooo:rsid="0119c3bc"/>
    </style:style>
    <style:style style:name="T52" style:family="text">
      <style:text-properties fo:language="cs" fo:country="CZ" officeooo:rsid="011a86b0"/>
    </style:style>
    <style:style style:name="T53" style:family="text">
      <style:text-properties fo:language="cs" fo:country="CZ" officeooo:rsid="011c0460"/>
    </style:style>
    <style:style style:name="T54" style:family="text">
      <style:text-properties fo:language="cs" fo:country="CZ" officeooo:rsid="011e329e"/>
    </style:style>
    <style:style style:name="T55" style:family="text">
      <style:text-properties fo:language="cs" fo:country="CZ" officeooo:rsid="011e75d6"/>
    </style:style>
    <style:style style:name="T56" style:family="text">
      <style:text-properties fo:language="cs" fo:country="CZ" officeooo:rsid="01237b65"/>
    </style:style>
    <style:style style:name="T57" style:family="text">
      <style:text-properties fo:language="cs" fo:country="CZ" officeooo:rsid="01245589"/>
    </style:style>
    <style:style style:name="T58" style:family="text">
      <style:text-properties fo:language="cs" fo:country="CZ" officeooo:rsid="0133ae0c"/>
    </style:style>
    <style:style style:name="T59" style:family="text">
      <style:text-properties fo:language="cs" fo:country="CZ" officeooo:rsid="01356a00"/>
    </style:style>
    <style:style style:name="T60" style:family="text">
      <style:text-properties fo:language="cs" fo:country="CZ" officeooo:rsid="013c7219"/>
    </style:style>
    <style:style style:name="T61" style:family="text">
      <style:text-properties fo:language="cs" fo:country="CZ" officeooo:rsid="014fbcb7"/>
    </style:style>
    <style:style style:name="T62" style:family="text">
      <style:text-properties fo:language="cs" fo:country="CZ" officeooo:rsid="017a8ca8"/>
    </style:style>
    <style:style style:name="T63" style:family="text">
      <style:text-properties fo:language="cs" fo:country="CZ" officeooo:rsid="019d0639"/>
    </style:style>
    <style:style style:name="T64" style:family="text">
      <style:text-properties fo:language="cs" fo:country="CZ" officeooo:rsid="019db6b2"/>
    </style:style>
    <style:style style:name="T65" style:family="text">
      <style:text-properties fo:language="cs" fo:country="CZ" officeooo:rsid="019f3322"/>
    </style:style>
    <style:style style:name="T66" style:family="text">
      <style:text-properties fo:language="cs" fo:country="CZ" officeooo:rsid="01a146fd"/>
    </style:style>
    <style:style style:name="T67" style:family="text">
      <style:text-properties fo:language="cs" fo:country="CZ" officeooo:rsid="01a165bf"/>
    </style:style>
    <style:style style:name="T68" style:family="text">
      <style:text-properties fo:language="cs" fo:country="CZ" officeooo:rsid="01aa95a6"/>
    </style:style>
    <style:style style:name="T69" style:family="text">
      <style:text-properties fo:language="cs" fo:country="CZ" officeooo:rsid="01ab0d58"/>
    </style:style>
    <style:style style:name="T70" style:family="text">
      <style:text-properties fo:language="cs" fo:country="CZ" officeooo:rsid="01acf375"/>
    </style:style>
    <style:style style:name="T71" style:family="text">
      <style:text-properties fo:language="en" fo:country="US"/>
    </style:style>
    <style:style style:name="T72" style:family="text">
      <style:text-properties fo:language="en" fo:country="US" officeooo:rsid="003976f1"/>
    </style:style>
    <style:style style:name="T73" style:family="text">
      <style:text-properties fo:language="en" fo:country="US" officeooo:rsid="00596ce8"/>
    </style:style>
    <style:style style:name="T74" style:family="text">
      <style:text-properties fo:language="en" fo:country="US" officeooo:rsid="005f223d"/>
    </style:style>
    <style:style style:name="T75" style:family="text">
      <style:text-properties fo:language="en" fo:country="US" officeooo:rsid="00612ec8"/>
    </style:style>
    <style:style style:name="T76" style:family="text">
      <style:text-properties fo:language="en" fo:country="US" officeooo:rsid="0062148c"/>
    </style:style>
    <style:style style:name="T77" style:family="text">
      <style:text-properties fo:language="en" fo:country="US" officeooo:rsid="00b9c2ff"/>
    </style:style>
    <style:style style:name="T78" style:family="text">
      <style:text-properties fo:language="en" fo:country="US" officeooo:rsid="00b9cdc5"/>
    </style:style>
    <style:style style:name="T79" style:family="text">
      <style:text-properties fo:language="en" fo:country="US" officeooo:rsid="00cc5ae4"/>
    </style:style>
    <style:style style:name="T80" style:family="text">
      <style:text-properties fo:language="en" fo:country="US" officeooo:rsid="00d16a47"/>
    </style:style>
    <style:style style:name="T81" style:family="text">
      <style:text-properties fo:language="en" fo:country="US" officeooo:rsid="00d2e2c0"/>
    </style:style>
    <style:style style:name="T82" style:family="text">
      <style:text-properties fo:language="en" fo:country="US" fo:font-weight="normal" officeooo:rsid="00d16a47" style:font-weight-asian="normal" style:font-weight-complex="normal"/>
    </style:style>
    <style:style style:name="T83" style:family="text">
      <style:text-properties fo:language="en" fo:country="US" fo:font-weight="normal" officeooo:rsid="00d5787e" style:font-weight-asian="normal" style:font-weight-complex="normal"/>
    </style:style>
    <style:style style:name="T84" style:family="text">
      <style:text-properties fo:language="en" fo:country="US" fo:font-weight="normal" officeooo:rsid="018540c1" style:font-weight-asian="normal" style:font-weight-complex="normal"/>
    </style:style>
    <style:style style:name="T85" style:family="text">
      <style:text-properties fo:language="en" fo:country="US" officeooo:rsid="00d4814e"/>
    </style:style>
    <style:style style:name="T86" style:family="text">
      <style:text-properties fo:language="en" fo:country="US" officeooo:rsid="00d608ad"/>
    </style:style>
    <style:style style:name="T87" style:family="text">
      <style:text-properties fo:language="en" fo:country="US" officeooo:rsid="00d76d17"/>
    </style:style>
    <style:style style:name="T88" style:family="text">
      <style:text-properties fo:language="en" fo:country="US" officeooo:rsid="00d775c3"/>
    </style:style>
    <style:style style:name="T89" style:family="text">
      <style:text-properties fo:language="en" fo:country="US" officeooo:rsid="00d789e3"/>
    </style:style>
    <style:style style:name="T90" style:family="text">
      <style:text-properties fo:language="en" fo:country="US" officeooo:rsid="0111f2d8"/>
    </style:style>
    <style:style style:name="T91" style:family="text">
      <style:text-properties fo:language="en" fo:country="US" officeooo:rsid="0113d5af"/>
    </style:style>
    <style:style style:name="T92" style:family="text">
      <style:text-properties fo:language="en" fo:country="US" officeooo:rsid="01168265"/>
    </style:style>
    <style:style style:name="T93" style:family="text">
      <style:text-properties fo:language="en" fo:country="US" officeooo:rsid="01179031"/>
    </style:style>
    <style:style style:name="T94" style:family="text">
      <style:text-properties fo:language="en" fo:country="US" officeooo:rsid="012051eb"/>
    </style:style>
    <style:style style:name="T95" style:family="text">
      <style:text-properties fo:language="en" fo:country="US" officeooo:rsid="0120875f"/>
    </style:style>
    <style:style style:name="T96" style:family="text">
      <style:text-properties fo:language="en" fo:country="US" officeooo:rsid="01237b65"/>
    </style:style>
    <style:style style:name="T97" style:family="text">
      <style:text-properties fo:language="en" fo:country="US" officeooo:rsid="012dad4c"/>
    </style:style>
    <style:style style:name="T98" style:family="text">
      <style:text-properties fo:language="en" fo:country="US" officeooo:rsid="012ee638"/>
    </style:style>
    <style:style style:name="T99" style:family="text">
      <style:text-properties fo:language="en" fo:country="US" officeooo:rsid="0130a6d0"/>
    </style:style>
    <style:style style:name="T100" style:family="text">
      <style:text-properties fo:language="en" fo:country="US" officeooo:rsid="01321b7a"/>
    </style:style>
    <style:style style:name="T101" style:family="text">
      <style:text-properties fo:language="en" fo:country="US" officeooo:rsid="0133ae0c"/>
    </style:style>
    <style:style style:name="T102" style:family="text">
      <style:text-properties fo:language="en" fo:country="US" officeooo:rsid="013a4953"/>
    </style:style>
    <style:style style:name="T103" style:family="text">
      <style:text-properties fo:language="en" fo:country="US" officeooo:rsid="013aa722"/>
    </style:style>
    <style:style style:name="T104" style:family="text">
      <style:text-properties fo:language="en" fo:country="US" officeooo:rsid="019db6b2"/>
    </style:style>
    <style:style style:name="T105" style:family="text">
      <style:text-properties officeooo:rsid="00379257"/>
    </style:style>
    <style:style style:name="T106" style:family="text">
      <style:text-properties officeooo:rsid="003976f1"/>
    </style:style>
    <style:style style:name="T107" style:family="text">
      <style:text-properties style:text-line-through-style="solid" style:text-line-through-type="single" officeooo:rsid="003976f1"/>
    </style:style>
    <style:style style:name="T108" style:family="text">
      <style:text-properties style:text-line-through-style="solid" style:text-line-through-type="single" fo:language="en" fo:country="US" officeooo:rsid="003976f1"/>
    </style:style>
    <style:style style:name="T109" style:family="text">
      <style:text-properties style:text-line-through-style="solid" style:text-line-through-type="single" fo:language="cs" fo:country="CZ" officeooo:rsid="003976f1"/>
    </style:style>
    <style:style style:name="T110" style:family="text">
      <style:text-properties officeooo:rsid="0043d492"/>
    </style:style>
    <style:style style:name="T111" style:family="text">
      <style:text-properties officeooo:rsid="004598f9"/>
    </style:style>
    <style:style style:name="T112" style:family="text">
      <style:text-properties officeooo:rsid="0045c05c"/>
    </style:style>
    <style:style style:name="T113" style:family="text">
      <style:text-properties officeooo:rsid="0047ba78"/>
    </style:style>
    <style:style style:name="T114" style:family="text">
      <style:text-properties officeooo:rsid="0048b9a5"/>
    </style:style>
    <style:style style:name="T115" style:family="text">
      <style:text-properties officeooo:rsid="004d4e50"/>
    </style:style>
    <style:style style:name="T116" style:family="text">
      <style:text-properties officeooo:rsid="004f3791"/>
    </style:style>
    <style:style style:name="T117" style:family="text">
      <style:text-properties officeooo:rsid="005b3be3"/>
    </style:style>
    <style:style style:name="T118" style:family="text">
      <style:text-properties officeooo:rsid="005c9be8"/>
    </style:style>
    <style:style style:name="T119" style:family="text">
      <style:text-properties officeooo:rsid="005f223d"/>
    </style:style>
    <style:style style:name="T120" style:family="text">
      <style:text-properties officeooo:rsid="00612ec8"/>
    </style:style>
    <style:style style:name="T121" style:family="text">
      <style:text-properties officeooo:rsid="0069726d"/>
    </style:style>
    <style:style style:name="T122" style:family="text">
      <style:text-properties officeooo:rsid="006b0621"/>
    </style:style>
    <style:style style:name="T123" style:family="text">
      <style:text-properties officeooo:rsid="006c6b22"/>
    </style:style>
    <style:style style:name="T124" style:family="text">
      <style:text-properties officeooo:rsid="006e1aef"/>
    </style:style>
    <style:style style:name="T125" style:family="text">
      <style:text-properties officeooo:rsid="006e2124"/>
    </style:style>
    <style:style style:name="T126" style:family="text">
      <style:text-properties officeooo:rsid="0070e83c"/>
    </style:style>
    <style:style style:name="T127" style:family="text">
      <style:text-properties officeooo:rsid="00724aa4"/>
    </style:style>
    <style:style style:name="T128" style:family="text">
      <style:text-properties officeooo:rsid="00750807"/>
    </style:style>
    <style:style style:name="T129" style:family="text">
      <style:text-properties fo:font-weight="bold" style:font-weight-asian="bold" style:font-weight-complex="bold"/>
    </style:style>
    <style:style style:name="T130" style:family="text">
      <style:text-properties fo:font-weight="bold" officeooo:rsid="007b846d" style:font-weight-asian="bold" style:font-weight-complex="bold"/>
    </style:style>
    <style:style style:name="T131" style:family="text">
      <style:text-properties fo:font-weight="bold" officeooo:rsid="007f4a12" style:font-weight-asian="bold" style:font-weight-complex="bold"/>
    </style:style>
    <style:style style:name="T132" style:family="text">
      <style:text-properties fo:font-style="italic" style:font-style-asian="italic" style:font-style-complex="italic"/>
    </style:style>
    <style:style style:name="T133" style:family="text">
      <style:text-properties officeooo:rsid="007cd6c7"/>
    </style:style>
    <style:style style:name="T134" style:family="text">
      <style:text-properties officeooo:rsid="007f4a12"/>
    </style:style>
    <style:style style:name="T135" style:family="text">
      <style:text-properties officeooo:rsid="00815e78"/>
    </style:style>
    <style:style style:name="T136" style:family="text">
      <style:text-properties officeooo:rsid="0082e43b"/>
    </style:style>
    <style:style style:name="T137" style:family="text">
      <style:text-properties officeooo:rsid="00845580"/>
    </style:style>
    <style:style style:name="T138" style:family="text">
      <style:text-properties officeooo:rsid="00857648"/>
    </style:style>
    <style:style style:name="T139" style:family="text">
      <style:text-properties officeooo:rsid="0086c6e7"/>
    </style:style>
    <style:style style:name="T140" style:family="text">
      <style:text-properties officeooo:rsid="008bd4c4"/>
    </style:style>
    <style:style style:name="T141" style:family="text">
      <style:text-properties officeooo:rsid="008d9ef3"/>
    </style:style>
    <style:style style:name="T142" style:family="text">
      <style:text-properties officeooo:rsid="0093394a"/>
    </style:style>
    <style:style style:name="T143" style:family="text">
      <style:text-properties officeooo:rsid="0094f32d"/>
    </style:style>
    <style:style style:name="T144" style:family="text">
      <style:text-properties officeooo:rsid="00969c7f"/>
    </style:style>
    <style:style style:name="T145" style:family="text">
      <style:text-properties officeooo:rsid="009bf474"/>
    </style:style>
    <style:style style:name="T146" style:family="text">
      <style:text-properties officeooo:rsid="009c35eb"/>
    </style:style>
    <style:style style:name="T147" style:family="text">
      <style:text-properties officeooo:rsid="00a27a78"/>
    </style:style>
    <style:style style:name="T148" style:family="text">
      <style:text-properties officeooo:rsid="00a61a64"/>
    </style:style>
    <style:style style:name="T149" style:family="text">
      <style:text-properties officeooo:rsid="00a6ef27"/>
    </style:style>
    <style:style style:name="T150" style:family="text">
      <style:text-properties officeooo:rsid="00a88453"/>
    </style:style>
    <style:style style:name="T151" style:family="text">
      <style:text-properties officeooo:rsid="00aa1db2"/>
    </style:style>
    <style:style style:name="T152" style:family="text">
      <style:text-properties officeooo:rsid="00aba832"/>
    </style:style>
    <style:style style:name="T153" style:family="text">
      <style:text-properties officeooo:rsid="00ad2833"/>
    </style:style>
    <style:style style:name="T154" style:family="text">
      <style:text-properties officeooo:rsid="00ae3759"/>
    </style:style>
    <style:style style:name="T155" style:family="text">
      <style:text-properties officeooo:rsid="00afef06"/>
    </style:style>
    <style:style style:name="T156" style:family="text">
      <style:text-properties fo:font-weight="normal" officeooo:rsid="00b16f7a" style:font-weight-asian="normal" style:font-weight-complex="normal"/>
    </style:style>
    <style:style style:name="T157" style:family="text">
      <style:text-properties fo:font-weight="normal" officeooo:rsid="00d16a47" style:font-weight-asian="normal" style:font-weight-complex="normal"/>
    </style:style>
    <style:style style:name="T158" style:family="text">
      <style:text-properties officeooo:rsid="00b2fa59"/>
    </style:style>
    <style:style style:name="T159" style:family="text">
      <style:text-properties officeooo:rsid="00b5be11"/>
    </style:style>
    <style:style style:name="T160" style:family="text">
      <style:text-properties officeooo:rsid="00b76fce"/>
    </style:style>
    <style:style style:name="T161" style:family="text">
      <style:text-properties officeooo:rsid="00b808e9"/>
    </style:style>
    <style:style style:name="T162" style:family="text">
      <style:text-properties officeooo:rsid="00b9cdc5"/>
    </style:style>
    <style:style style:name="T163" style:family="text">
      <style:text-properties officeooo:rsid="00ba0707"/>
    </style:style>
    <style:style style:name="T164" style:family="text">
      <style:text-properties officeooo:rsid="00c00c7e"/>
    </style:style>
    <style:style style:name="T165" style:family="text">
      <style:text-properties officeooo:rsid="00c30e4f"/>
    </style:style>
    <style:style style:name="T166" style:family="text">
      <style:text-properties officeooo:rsid="00c796cc"/>
    </style:style>
    <style:style style:name="T167" style:family="text">
      <style:text-properties officeooo:rsid="00cb2dce"/>
    </style:style>
    <style:style style:name="T168" style:family="text">
      <style:text-properties officeooo:rsid="00cc5ae4"/>
    </style:style>
    <style:style style:name="T169" style:family="text">
      <style:text-properties officeooo:rsid="00cdea1c"/>
    </style:style>
    <style:style style:name="T170" style:family="text">
      <style:text-properties officeooo:rsid="00ce21c0"/>
    </style:style>
    <style:style style:name="T171" style:family="text">
      <style:text-properties officeooo:rsid="00d16a47"/>
    </style:style>
    <style:style style:name="T172" style:family="text">
      <style:text-properties officeooo:rsid="00d76d17"/>
    </style:style>
    <style:style style:name="T173" style:family="text">
      <style:text-properties officeooo:rsid="00dc23da"/>
    </style:style>
    <style:style style:name="T174" style:family="text">
      <style:text-properties officeooo:rsid="00dd432c"/>
    </style:style>
    <style:style style:name="T175" style:family="text">
      <style:text-properties officeooo:rsid="00df1918"/>
    </style:style>
    <style:style style:name="T176" style:family="text">
      <style:text-properties officeooo:rsid="00e03b7a"/>
    </style:style>
    <style:style style:name="T177" style:family="text">
      <style:text-properties officeooo:rsid="00ed92e5"/>
    </style:style>
    <style:style style:name="T178" style:family="text">
      <style:text-properties officeooo:rsid="0100f2e7"/>
    </style:style>
    <style:style style:name="T179" style:family="text">
      <style:text-properties officeooo:rsid="01020ea8"/>
    </style:style>
    <style:style style:name="T180" style:family="text">
      <style:text-properties officeooo:rsid="0103a366"/>
    </style:style>
    <style:style style:name="T181" style:family="text">
      <style:text-properties officeooo:rsid="0107155e"/>
    </style:style>
    <style:style style:name="T182" style:family="text">
      <style:text-properties officeooo:rsid="01099550"/>
    </style:style>
    <style:style style:name="T183" style:family="text">
      <style:text-properties officeooo:rsid="010f43b4"/>
    </style:style>
    <style:style style:name="T184" style:family="text">
      <style:text-properties officeooo:rsid="0111f2d8"/>
    </style:style>
    <style:style style:name="T185" style:family="text">
      <style:text-properties officeooo:rsid="01140885"/>
    </style:style>
    <style:style style:name="T186" style:family="text">
      <style:text-properties officeooo:rsid="01141ef0"/>
    </style:style>
    <style:style style:name="T187" style:family="text">
      <style:text-properties officeooo:rsid="0118faf2"/>
    </style:style>
    <style:style style:name="T188" style:family="text">
      <style:text-properties officeooo:rsid="011c0460"/>
    </style:style>
    <style:style style:name="T189" style:family="text">
      <style:text-properties officeooo:rsid="011e329e"/>
    </style:style>
    <style:style style:name="T190" style:family="text">
      <style:text-properties officeooo:rsid="00ec6f87"/>
    </style:style>
    <style:style style:name="T191" style:family="text">
      <style:text-properties officeooo:rsid="00ee71e0"/>
    </style:style>
    <style:style style:name="T192" style:family="text">
      <style:text-properties officeooo:rsid="0120875f"/>
    </style:style>
    <style:style style:name="T193" style:family="text">
      <style:text-properties officeooo:rsid="01211eb8"/>
    </style:style>
    <style:style style:name="T194" style:family="text">
      <style:text-properties officeooo:rsid="01237b65"/>
    </style:style>
    <style:style style:name="T195" style:family="text">
      <style:text-properties officeooo:rsid="012660b4"/>
    </style:style>
    <style:style style:name="T196" style:family="text">
      <style:text-properties officeooo:rsid="01274098"/>
    </style:style>
    <style:style style:name="T197" style:family="text">
      <style:text-properties officeooo:rsid="012c63f0"/>
    </style:style>
    <style:style style:name="T198" style:family="text">
      <style:text-properties officeooo:rsid="012d81ec"/>
    </style:style>
    <style:style style:name="T199" style:family="text">
      <style:text-properties officeooo:rsid="012dad4c"/>
    </style:style>
    <style:style style:name="T200" style:family="text">
      <style:text-properties officeooo:rsid="01369775"/>
    </style:style>
    <style:style style:name="T201" style:family="text">
      <style:text-properties officeooo:rsid="0136fec8"/>
    </style:style>
    <style:style style:name="T202" style:family="text">
      <style:text-properties officeooo:rsid="0137c892"/>
    </style:style>
    <style:style style:name="T203" style:family="text">
      <style:text-properties officeooo:rsid="01393b9f"/>
    </style:style>
    <style:style style:name="T204" style:family="text">
      <style:text-properties officeooo:rsid="013dfc86"/>
    </style:style>
    <style:style style:name="T205" style:family="text">
      <style:text-properties officeooo:rsid="013f2240"/>
    </style:style>
    <style:style style:name="T206" style:family="text">
      <style:text-properties officeooo:rsid="013f93ce"/>
    </style:style>
    <style:style style:name="T207" style:family="text">
      <style:text-properties officeooo:rsid="014459f5"/>
    </style:style>
    <style:style style:name="T208" style:family="text">
      <style:text-properties officeooo:rsid="0145dff6"/>
    </style:style>
    <style:style style:name="T209" style:family="text">
      <style:text-properties officeooo:rsid="014972bf"/>
    </style:style>
    <style:style style:name="T210" style:family="text">
      <style:text-properties officeooo:rsid="0149f374"/>
    </style:style>
    <style:style style:name="T211" style:family="text">
      <style:text-properties officeooo:rsid="014d70e4"/>
    </style:style>
    <style:style style:name="T212" style:family="text">
      <style:text-properties officeooo:rsid="0152691b"/>
    </style:style>
    <style:style style:name="T213" style:family="text">
      <style:text-properties officeooo:rsid="0154d2c2"/>
    </style:style>
    <style:style style:name="T214" style:family="text">
      <style:text-properties officeooo:rsid="0156e07d"/>
    </style:style>
    <style:style style:name="T215" style:family="text">
      <style:text-properties officeooo:rsid="0158abf3"/>
    </style:style>
    <style:style style:name="T216" style:family="text">
      <style:text-properties officeooo:rsid="015ccb10"/>
    </style:style>
    <style:style style:name="T217" style:family="text">
      <style:text-properties officeooo:rsid="015d62b2"/>
    </style:style>
    <style:style style:name="T218" style:family="text">
      <style:text-properties officeooo:rsid="015e4c9c"/>
    </style:style>
    <style:style style:name="T219" style:family="text">
      <style:text-properties officeooo:rsid="0160bf78"/>
    </style:style>
    <style:style style:name="T220" style:family="text">
      <style:text-properties officeooo:rsid="01622789"/>
    </style:style>
    <style:style style:name="T221" style:family="text">
      <style:text-properties officeooo:rsid="01625a13"/>
    </style:style>
    <style:style style:name="T222" style:family="text">
      <style:text-properties officeooo:rsid="0163f076"/>
    </style:style>
    <style:style style:name="T223" style:family="text">
      <style:text-properties officeooo:rsid="0164b5f5"/>
    </style:style>
    <style:style style:name="T224" style:family="text">
      <style:text-properties officeooo:rsid="0166ceae"/>
    </style:style>
    <style:style style:name="T225" style:family="text">
      <style:text-properties officeooo:rsid="0167c964"/>
    </style:style>
    <style:style style:name="T226" style:family="text">
      <style:text-properties officeooo:rsid="01692e3c"/>
    </style:style>
    <style:style style:name="T227" style:family="text">
      <style:text-properties officeooo:rsid="0169764b"/>
    </style:style>
    <style:style style:name="T228" style:family="text">
      <style:text-properties officeooo:rsid="016de8b7"/>
    </style:style>
    <style:style style:name="T229" style:family="text">
      <style:text-properties officeooo:rsid="016f4ca1"/>
    </style:style>
    <style:style style:name="T230" style:family="text">
      <style:text-properties officeooo:rsid="01711eaa"/>
    </style:style>
    <style:style style:name="T231" style:family="text">
      <style:text-properties officeooo:rsid="01752dc9"/>
    </style:style>
    <style:style style:name="T232" style:family="text">
      <style:text-properties officeooo:rsid="01771b19"/>
    </style:style>
    <style:style style:name="T233" style:family="text">
      <style:text-properties officeooo:rsid="017983d8"/>
    </style:style>
    <style:style style:name="T234" style:family="text">
      <style:text-properties officeooo:rsid="017b31f6"/>
    </style:style>
    <style:style style:name="T235" style:family="text">
      <style:text-properties officeooo:rsid="017f9ab9"/>
    </style:style>
    <style:style style:name="T236" style:family="text">
      <style:text-properties officeooo:rsid="0180a045"/>
    </style:style>
    <style:style style:name="T237" style:family="text">
      <style:text-properties officeooo:rsid="01828247"/>
    </style:style>
    <style:style style:name="T238" style:family="text">
      <style:text-properties officeooo:rsid="01844a50"/>
    </style:style>
    <style:style style:name="T239" style:family="text">
      <style:text-properties officeooo:rsid="01844c09"/>
    </style:style>
    <style:style style:name="T240" style:family="text">
      <style:text-properties officeooo:rsid="018693d6"/>
    </style:style>
    <style:style style:name="T241" style:family="text">
      <style:text-properties officeooo:rsid="018a84dd"/>
    </style:style>
    <style:style style:name="T242" style:family="text">
      <style:text-properties officeooo:rsid="018a90c0"/>
    </style:style>
    <style:style style:name="T243" style:family="text">
      <style:text-properties officeooo:rsid="018c2ec4"/>
    </style:style>
    <style:style style:name="T244" style:family="text">
      <style:text-properties officeooo:rsid="018cf00a"/>
    </style:style>
    <style:style style:name="T245" style:family="text">
      <style:text-properties officeooo:rsid="018de9dc"/>
    </style:style>
    <style:style style:name="T246" style:family="text">
      <style:text-properties officeooo:rsid="018ee2b0"/>
    </style:style>
    <style:style style:name="T247" style:family="text">
      <style:text-properties officeooo:rsid="0190bb61"/>
    </style:style>
    <style:style style:name="T248" style:family="text">
      <style:text-properties officeooo:rsid="0192ae02"/>
    </style:style>
    <style:style style:name="T249" style:family="text">
      <style:text-properties officeooo:rsid="019531d4"/>
    </style:style>
    <style:style style:name="T250" style:family="text">
      <style:text-properties officeooo:rsid="01969eb8"/>
    </style:style>
    <style:style style:name="T251" style:family="text">
      <style:text-properties officeooo:rsid="01986cff"/>
    </style:style>
    <style:style style:name="T252" style:family="text">
      <style:text-properties officeooo:rsid="0198ddca"/>
    </style:style>
    <style:style style:name="T253" style:family="text">
      <style:text-properties officeooo:rsid="019b3a5f"/>
    </style:style>
    <style:style style:name="T254" style:family="text">
      <style:text-properties officeooo:rsid="019dab8e"/>
    </style:style>
    <style:style style:name="T255" style:family="text">
      <style:text-properties officeooo:rsid="01a4a775"/>
    </style:style>
    <style:style style:name="T256" style:family="text">
      <style:text-properties officeooo:rsid="01aa95a6"/>
    </style:style>
    <style:style style:name="T257" style:family="text">
      <style:text-properties officeooo:rsid="01ab0d58"/>
    </style:style>
    <style:style style:name="T258" style:family="text">
      <style:text-properties officeooo:rsid="01ac8a94"/>
    </style:style>
    <style:style style:name="T259" style:family="text">
      <style:text-properties officeooo:rsid="01ae2ca1"/>
    </style:style>
    <style:style style:name="T260" style:family="text">
      <style:text-properties officeooo:rsid="01afeb74"/>
    </style:style>
    <style:style style:name="T261" style:family="text">
      <style:text-properties officeooo:rsid="01b108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4" text:outline-level="1">Alternative MUD project - Skillsystem</text:h>
      <text:p text:style-name="P1"/>
      <text:p text:style-name="P1">Verze: 0.1</text:p>
      <text:p text:style-name="P1"/>
      <text:p text:style-name="P1">Tenhle canc s Brutusem souvisí jen velmi volně. Primárně je psaný jako část designu nové hry. Využití ve stávající to sice nejspíš nebrání, ale čtěte to primárně s tím, že to žádnou vazbu na stávající herní principy nemá.</text:p>
      <text:p text:style-name="P1"/>
      <text:h text:style-name="Heading_20_2" text:outline-level="2">Exity z místnosti</text:h>
      <text:p text:style-name="Text_20_body">– <text:span text:style-name="T217">nemusí být dosažitelné prostou chůzí. Mohou mít různé flagy:</text:span></text:p>
      <text:p text:style-name="P182">WALK – default, stačí prostě odejít daným směrem.</text:p>
      <text:p text:style-name="P182">CLIMB (+ obtížnost). Lze tam vyšplhat/sešplhat. <text:span text:style-name="T225">Když má postava fly nebo levitate, dá to automaticky.</text:span></text:p>
      <text:p text:style-name="P182">/* <text:span text:style-name="T230">IMPORTANT:</text:span> <text:span text:style-name="T229">Příklaz assist climbing south – Poté, co tam první postava (typicky zloděj) prošplhá, může výrazně snížit obtížnost dalším.</text:span> */</text:p>
      <text:p text:style-name="P182">SWIM (+ obtížnost). <text:span text:style-name="T220">Možná timer s tím, že postava dokáže zadržet dech jen po určitou dobu (2 progress bary proti sobě?).</text:span></text:p>
      <text:p text:style-name="P182">FLY – <text:span text:style-name="T221">nedá se ani šplhat</text:span></text:p>
      <text:p text:style-name="P185">LADDER – lze odejít normálně přes „north“, jen to vypíše jinou hlášku (You climb the ladder north). <text:span text:style-name="T219">A nebo raději odcházet příkazem climb? To by možná bylo lepší, hráč by měl větší pocit, že neodchází jen tak obyčejným exitem.</text:span></text:p>
      <text:p text:style-name="P185">– <text:span text:style-name="T219">možná by tam mohl být timer (nastavitelný builderem a zkracovaný výškou skillu).</text:span></text:p>
      <text:p text:style-name="P186">CRAWL – <text:span text:style-name="T224">nepomůže fly ani levitate. Pokud je na exitu CRAWL a současně CLIMB, tak se šplhá, ať už postava má fly a levit nebo ne (fly a levit mohou stále dávat bonus, ale už to nebude automatické).</text:span></text:p>
      <text:p text:style-name="P187">TUNNEL – <text:span text:style-name="T226">je třeba se prohrabat. Dlouho to trvá (timer), dá se na to použít NPC (přivedu ho tam, nechám ho horničit), nebo kouzlo (sníží timer). Prohrabávání může triggerovat například útoky potvor.</text:span></text:p>
      <text:p text:style-name="P187">/* <text:span text:style-name="T227">Pozn: Tunnel v Brutusím smyslu určitě ne, to je akorát opruz a nic to neřeší.</text:span> */</text:p>
      <text:p text:style-name="P182"/>
      <text:p text:style-name="P182">/* Flagy by měly generovat standardní popisky na look. Například: You could fly up there. You could climb up there. */</text:p>
      <text:p text:style-name="P1"/>
      <text:p text:style-name="P183">Levitate – snižuje obtížnost climbu (nebo automaticky umožní zdolat CLIMB exit?)</text:p>
      <text:p text:style-name="P183">Water Breathing – snižuje obtížnost SWIM exitu (stále tam může být prudký proud, <text:span text:style-name="T219">takže to není automatické překonání</text:span>). <text:span text:style-name="T220">Nebo možná zruší progress bar na držení dechu (a umožní tak proplavat hodně dlouhé podvodní tunely).</text:span></text:p>
      <text:p text:style-name="P1"/>
      <text:p text:style-name="P188">Climbing set – dává bonus do climbingu.</text:p>
      <text:p text:style-name="P188">Swimming gear (ploutve a tak) – dává bonus do swimmingu.</text:p>
      <text:p text:style-name="P1"/>
      <text:p text:style-name="P1">/*</text:p>
      <text:p text:style-name="P188">Jaký to má celé význam?</text:p>
      <text:p text:style-name="P189">– pocit „prostorovosti“ dungeonu a komplikovanosti prolejzání (progress bary při climbování a tak).</text:p>
      <text:p text:style-name="P189"><text:soft-page-break/>– <text:span text:style-name="T228">důvod, proč trénovat skilly (climbing, swimming). Na některá místa se postava bez nich nedostane. Obecně tedy exploring zóny nebude záležitost na jeden den, což je super (remember – na těžko přístupných místech mohou být bonusy do statů, nové ranky skillů, atd. – respektive za questy, které postavu na tato těžko přístupná místa pošlou).</text:span></text:p>
      <text:p text:style-name="P190">– Může to být způsob, jak si otevřít zkratku v megadungeonu – dungeon se dá projít i bez toho, ale znamená to dlouhé probíjení se potvorama.</text:p>
      <text:p text:style-name="P1">*/</text:p>
      <text:p text:style-name="P1"/>
      <text:h text:style-name="Heading_20_2" text:outline-level="2">Item placement <text:span text:style-name="T231">inside a room</text:span></text:h>
      <text:p text:style-name="Text_20_body">– <text:span text:style-name="T218">totéž co exity z místnosti. Automatický výpis na look:</text:span></text:p>
      <text:p text:style-name="P184">You could reach this by climbing.</text:p>
      <text:p text:style-name="P184">You can only reach this by swimming.</text:p>
      <text:p text:style-name="P184">/* <text:span text:style-name="T232">nestačí dát get item, je potřeba climb item, fly item, atp.</text:span> */</text:p>
      <text:p text:style-name="P1"/>
      <text:p text:style-name="P205">IDEA:</text:p>
      <text:h text:style-name="Heading_20_3" text:outline-level="3"><text:span text:style-name="T251">R</text:span>oom <text:span text:style-name="T251">subplatforms</text:span></text:h>
      <text:p text:style-name="P204">Ještě to trochu rozšířit – v místnosti by byly různé „<text:span text:style-name="T252">platformy</text:span>“ – místa, kde může něco být, může tam někdo stát, atp.</text:p>
      <text:p text:style-name="P204">Takže by šlo dělat takové věci jako „climb pillar“, „<text:span text:style-name="T245">enter pit</text:span>“.</text:p>
      <text:p text:style-name="P204"/>
      <text:p text:style-name="P207">An orc is here, stading on <text:span text:style-name="T132">a platform</text:span>.</text:p>
      <text:p text:style-name="P207">/* kurzíva – asi jiná barva, ideálně různé barvy pro různé „sub-room places“, aby bylo hned z looku jasné, kdo (a co) je v jaké části roomu.</text:p>
      <text:p text:style-name="P207">– <text:span text:style-name="T247">Places by samozřejmě měly být uvedeny v popisku roomu (ideálně s těmi barvami). Asi v podobě formátovaného seznamu, stejně jako exity.</text:span></text:p>
      <text:p text:style-name="P208">– <text:span text:style-name="T248">Places mají vlastní exity – na jiná places uvnitř roomu nebo zpět do roomu. Vlastně asi klidně i ven z roomu – tj dveře ven klidně mohou být na platformě.</text:span></text:p>
      <text:p text:style-name="P209">Některé exity by mohly být fly (nebo levitate, nebo shoot an anchor and climb a rope) only. Těmi by zároveň šlo <text:span text:style-name="T249">útočit na range – tj. nejde střílet na úplně libovolné „place“ v místnosti, ale jen na ty, kam vede alespoň nějaký exit.</text:span></text:p>
      <text:p text:style-name="P207">*/</text:p>
      <text:p text:style-name="P204"/>
      <text:p text:style-name="P206">V čem by byl rozdíl oproti normálním roomům?</text:p>
      <text:p text:style-name="P206">– V podstatě by to byly normální roomy (co se týče přesunů mezi nimi), jen s tím, že se vypisují najednou, včetně toho, co se v nich děje.</text:p>
      <text:p text:style-name="P206">– <text:span text:style-name="T246">Šlo by pak rozlišit například ranged a melee combat.</text:span></text:p>
      <text:p text:style-name="P206"/>
      <text:p text:style-name="P206">/*</text:p>
      <text:p text:style-name="P210">Lepší asi bude představit si to ne jako konstrukci uvnitř roomy, ale jako „cluster roomů“, ve kterém se všechno vypisuje současně (mobové, itemy a tak).</text:p>
      <text:p text:style-name="P210">– ok, asi ne všechno, na některé věci bude třeba vlézt na příslušnou platformu a prohledat to tam.</text:p>
      <text:p text:style-name="P206">*/</text:p>
      <text:p text:style-name="P1"><text:soft-page-break/>„<text:span text:style-name="T250">meziplatformové“ exity mohou mít nastaveno kromě jiného to, jak špatně je vidět skrz (a ostatně i meziroomové exity).</text:span></text:p>
      <text:p text:style-name="P1"/>
      <text:p text:style-name="P1">– <text:span text:style-name="T253">v popisku exitu by se mělo automaticky vypisovat, jakým příkazem se skrz něj leze. A kam vede. Takže např:</text:span></text:p>
      <text:p text:style-name="P211">Obvious platforms:</text:p>
      <text:p text:style-name="P211"><text:s text:c="2"/>[climb] or [fly] on a <text:span text:style-name="T132">pillar</text:span></text:p>
      <text:p text:style-name="P211"><text:s text:c="2"/>[enter] <text:span text:style-name="T132">pit</text:span></text:p>
      <text:p text:style-name="P211"><text:s text:c="2"/>[crawl] into a <text:span text:style-name="T132">tunnel</text:span></text:p>
      <text:p text:style-name="P211">Obvious exits:</text:p>
      <text:p text:style-name="P225"><text:s text:c="3"/><text:span text:style-name="T254">[</text:span>north<text:span text:style-name="T254">]</text:span> – A <text:span text:style-name="T132">large room</text:span></text:p>
      <text:p text:style-name="P1"/>
      <text:p text:style-name="P181">/* <text:span text:style-name="T104">D</text:span><text:span text:style-name="T64">ávat příkazy do hranatých závorek je asi rozumná konvence. U exitů jsou to ostatně taky rovnou příkazy. </text:span><text:span text:style-name="T65">Mělo by to ideálně fungovat jako kontextová nápověda skrz celý mud.</text:span></text:p>
      <text:p text:style-name="P181"><text:span text:style-name="T66">Pak to chce ještě klíčová slova – v tomhle případě jsou kurzívou, což ale nevypadá moc dobře. </text:span><text:span text:style-name="T67">Možná zvýrazněná barva, třeba světle zelená?</text:span></text:p>
      <text:p text:style-name="P181">*/</text:p>
      <text:p text:style-name="P181"/>
      <text:p text:style-name="P181">/*</text:p>
      <text:p text:style-name="P219">Při editaci v OLC by se klíčová slova měla dosazovat za zástupné znaky, aby se exit nejmenoval jinak než jeho popisek – respektive ono možná půjde tyhle popisky směrů generovat úplně automaticky, pak by ten problém úplně odpadl.</text:p>
      <text:p text:style-name="P219">– <text:span text:style-name="T258">pokud se zástupnými znaky editovat bude, tak by editor následně měl rovnou ukázat plné znění po dosazení. A zahlásit chybu, pokud tam zástupný znak chybí.</text:span></text:p>
      <text:p text:style-name="P181">*/</text:p>
      <text:p text:style-name="P1"/>
      <text:p text:style-name="P213">A kdy<text:span text:style-name="T1">ž jsem třeba „On a pillar“, tak:</text:span></text:p>
      <text:p text:style-name="P212">Obvious platforms:</text:p>
      <text:p text:style-name="P212">Obvious exits:</text:p>
      <text:p text:style-name="P213">[climb] or [fly] back to the room.</text:p>
      <text:p text:style-name="P212">/* <text:span text:style-name="T256">asi by sta</text:span><text:span text:style-name="T68">čilo </text:span><text:span text:style-name="T256">[climb]. </text:span><text:span text:style-name="T68">Že jde místo climbu dát fly (případně levitate a tak) je vlastnost létání. Ostatně by mělo funovat i to, že když létám a dám </text:span><text:span text:style-name="T257">[</text:span><text:span text:style-name="T68">climb </text:span><text:span text:style-name="T69">pillar</text:span><text:span text:style-name="T257">]</text:span><text:span text:style-name="T68">, tak mi to rovnou vypíše „You fly up on the pillar“, </text:span><text:span text:style-name="T69">tedy automaticky se použije fly.</text:span> */</text:p>
      <text:p text:style-name="P212"/>
      <text:p text:style-name="P214">Interakce s mobama na jin<text:span text:style-name="T1">ých platformách:</text:span></text:p>
      <text:p text:style-name="P215"><text:span text:style-name="T1">cast ‚</text:span>fireball<text:span text:style-name="T1">‛ 2.orc.pillar</text:span></text:p>
      <text:p text:style-name="P215"><text:span text:style-name="T63">nebo </text:span><text:span text:style-name="T70">(asi spíš)</text:span><text:span text:style-name="T63">:</text:span></text:p>
      <text:p text:style-name="P215"><text:span text:style-name="T1">cast ‚</text:span>fireball<text:span text:style-name="T1">‛ 2.orc </text:span><text:span text:style-name="T63">2.</text:span><text:span text:style-name="T1">pillar</text:span></text:p>
      <text:p text:style-name="P212"/>
      <text:h text:style-name="Heading_20_2" text:outline-level="2">Shout for help</text:h>
      <text:p text:style-name="P12">Není zone-wide, týká se jen několika okolních room (dosah třeba 3-4 roomy). Možná podle room sectoru – v podzemí to bude trochu víc, venku na pláních to může být jen přímo přilehlá rooma.</text:p>
      <text:p text:style-name="P1"><text:soft-page-break/>– <text:span text:style-name="T115">shouteři se mohou chainovat (možná jen když mají speciální flagu WATCHMAN) – když saver uslyší shout, zashoutí (za chvilku) taky. Ti, kdo uslyší chainnutý shout, se přijdou podívat na pozici watchmana (a když tam uslyší toho, kdo zakřičel původně, tak mu dojdou pomoct).</text:span></text:p>
      <text:p text:style-name="P1">/* <text:span text:style-name="T210">Hráči mohou přerušit chain – třeba attractem</text:span> */</text:p>
      <text:p text:style-name="P1"/>
      <text:h text:style-name="Heading_20_1" text:outline-level="1">Thief – exploration</text:h>
      <text:p text:style-name="P6">IMPORTANT:</text:p>
      <text:p text:style-name="P6">– budou existovat stealth dungeony, kde bude na konci reward, ale nepůjde se k němu čistě promlátit.</text:p>
      <text:p text:style-name="P4"/>
      <text:h text:style-name="Heading_20_2" text:outline-level="2">Attract</text:h>
      <text:p text:style-name="P9"><text:span text:style-name="T114">G</text:span>uardy není možné odattractit moc daleko od guard postu. Víc než dvě roomy jinam nepůjdou a pokud se tam nezačne <text:span text:style-name="T112">něco dít (třeba</text:span> bojovat, <text:span text:style-name="T113">nebo další pokusy o attract)</text:span>, rychle se vrátěj.</text:p>
      <text:p text:style-name="P9">– <text:span text:style-name="T114">odpočítávají se jim dva return timery – jeden rychlejší, který se po další distracting akci zresetuje. Druhý pomalý, který prostě časem dojede a pokud guard nebude vázaný bojem, tak se vrátí na pozici – takže není možné držet guarda mimo jeho pozici neomezeně dlouho.</text:span></text:p>
      <text:p text:style-name="P10"/>
      <text:p text:style-name="P10">/*</text:p>
      <text:p text:style-name="P11">Tohle by obecně mělo platit skoro pro všechny moby, kromě totálních wandererů. <text:span text:style-name="T116">Pokud někam patří, tak se tam časem vrátí.</text:span></text:p>
      <text:p text:style-name="P11">– <text:span text:style-name="T211">normální moby by ale mělo jít odvést alespoň pár room stranou (3-4) bez toho, aby se začali vracet (to je frustrující).</text:span></text:p>
      <text:p text:style-name="P10">*/</text:p>
      <text:p text:style-name="P10"/>
      <text:p text:style-name="P157">IDEA: Attract jde použít klasicky, nebo inverzně – thief stojí hidnutý v roomu s mobem, hodí nějaký bordel severním směrem a mob se tam odejde podívat.</text:p>
      <text:p text:style-name="P157">Syntaxe:</text:p>
      <text:p text:style-name="P221">attract north mob<text:tab/><text:tab/>// klasický attract</text:p>
      <text:p text:style-name="P221">attract mob north<text:tab/><text:tab/>// inverzní attract</text:p>
      <text:p text:style-name="P222">/* <text:span text:style-name="T261">to se bude plést, spíš asi 2 příkazy, attract a distract:</text:span></text:p>
      <text:p text:style-name="P223">attract mob <text:span text:style-name="T261">north</text:span><text:tab/><text:tab/>// klasický attract</text:p>
      <text:p text:style-name="P223"><text:span text:style-name="T261">dis</text:span>tract mob north<text:tab/>// inverzní attract</text:p>
      <text:p text:style-name="P157"/>
      <text:p text:style-name="P220">IDEA: Social distract</text:p>
      <text:p text:style-name="P220">– thief se zakecá s guardem a třeba ho někam pošle (stala se tam vraždáááá!). Jen je otázka, jestli to dělat jako obecný skill, nebo to spíš skriptovat situačně.</text:p>
      <text:p text:style-name="P220">/* <text:span text:style-name="T259">Asi se na to vykašlat, je to příliš obtížně algoritmizovatelné a situačně se s tím nikdo buildit nebude.</text:span> */</text:p>
      <text:p text:style-name="P4"/>
      <text:h text:style-name="Heading_20_2" text:outline-level="2">Stealth</text:h>
      <text:p text:style-name="P2">– <text:span text:style-name="T105">sneakovat mohou všichni</text:span></text:p>
      <text:p text:style-name="P100">Zloděj by určitě měl umět grupě zvýšit šance (respektive skill). Otázka je, jak</text:p>
      <text:p text:style-name="P100"><text:soft-page-break/>– jedna možnost je, že bude leaderovat grupu a tudíž určovat tempo. To by pak ale pro grupu nebylo moc zábavné, všechno by dělal zloděj. Lepší bude, když jim bude dávat cover tím, že bude sám hidnutý v roomu a distractne moby. Prostealthovat pak bude muset každý sám.</text:p>
      <text:p text:style-name="P100">IDEA (asi dobrá): stealth automaticky vypíná follow. Tj. když thief leaderuje grupu a stealthne na north, tak grupa nefollowuje (protože grupa nestealthuje, tudíž by ji mobové automaticky zmečili a zvedl by se jim awar<text:span text:style-name="T141">e</text:span>ness level – <text:span text:style-name="T140">pokud by teda do grupy rovnou neskočili (a ostatně i combat o dost zvýší awareness level – i když, bojující asi nebude mít čas dávat pozor, kdo sneakuje kolem, takže combat spíš awareness zvyšovat nebude – to až po opuštění combatu, to je automaticky maximum, co mob umí)</text:span>).</text:p>
      <text:p text:style-name="P2"/>
      <text:h text:style-name="Heading_20_3" text:outline-level="3">Mobile stealth</text:h>
      <text:p text:style-name="P3">Stealth timing</text:p>
      <text:p text:style-name="P3">– po určité době strávené <text:span text:style-name="T139">ve stealthu</text:span> v roomu s mobem mě ten mob zaregistruje. Thiefovi by měla přijít hláška, že se k němu mob blíží (+ může být v promptu obecný stealth level indikátor jako v ESU).</text:p>
      <text:p text:style-name="P3">– čím menší dobu zůstanu v místnosti, tím větší mám postih na stealth v další (up to pár vteřin, nelze to neabíjet donekonečna).</text:p>
      <text:p text:style-name="P3">// probíhat dungeon ve stealthu tedy nepůjde, bude potřeba strávit v každé místnost alespoň pár vteřin.</text:p>
      <text:p text:style-name="P3"/>
      <text:p text:style-name="P3">Speedwalk:</text:p>
      <text:p text:style-name="P3">– bez postihů, ale jen N roomů po sobě (nejdřív dva, mistři tři)</text:p>
      <text:p text:style-name="P3"/>
      <text:p text:style-name="P3"/>
      <text:p text:style-name="P97">IDEA: Po příchodu do roomy nedám „north“, ale „stealth north“ – bude to chvíli trvat, ale můžu se tak proplížit kolem aggro mobů (pokud vyloženě neblokujou směr – to bude napsané ve výpisu roomy i exitů</text:p>
      <text:p text:style-name="P97">A guard is here, blocking exit north</text:p>
      <text:p text:style-name="P97">north – (blocked by a guard)</text:p>
      <text:p text:style-name="P97"/>
      <text:p text:style-name="P102">Pokud stealthnout směrem, který někdo blokuje, jen vypíše hlášku, že to nejde.</text:p>
      <text:p text:style-name="P95">– <text:span text:style-name="T138">stealthování do nějakého směru může hráč přerušit (nějakou jinou akcí, třeba pohybem). To se může hodit například když vidí, že mu progress bar stealthování zamýšleným směrem leze pomaleji, než mobovi progress bar toho, že ho hledá.</text:span></text:p>
      <text:p text:style-name="P95">– <text:span text:style-name="T138">stealthovací progress bary (mob mě hledá, mně probíhá stealthování určitým směrem, nějaká jiná stealth akce (picklock, stealing) nebo hidování) se budou zobrazovat v promptu na nových řádcích – ideálně pod sebou, aby bylo vidět, který z nich leze rychleji.</text:span></text:p>
      <text:p text:style-name="P96">/*</text:p>
      <text:p text:style-name="P99">Otázka je, co bude lepší – postih na stealth v další místnosti, nebo „pomalé“ stealthování do směru s trváním?</text:p>
      <text:p text:style-name="P96">*/</text:p>
      <text:p text:style-name="P3"/>
      <text:h text:style-name="Heading_20_3" text:outline-level="3">Stacionary stealth</text:h>
      <text:p text:style-name="Text_20_body">– <text:span text:style-name="T105">v podstatě skill hide (nebo chameleon). Když projde, tak jsem se prostě někam zašil a mám klid. Neriskuju prozrazení, dokud neudělám něco vyloženě prozrazovacího (look nevadí, picklock nebo steal ano).</text:span></text:p>
      <text:p text:style-name="Text_20_body">/* <text:span text:style-name="T105">Skilly a příkazy mají flagu, jestli jdou dělat ve stacionary stealthu, mobile stealthu, nebo stealth rovnou breaknou (to je default).</text:span> */</text:p>
      <text:p text:style-name="Text_20_body"><text:soft-page-break/></text:p>
      <text:p text:style-name="P3">Hide nemá cast time, ale to, zda uspěje, záleží na době strávené v místnosti (tj. od vstupu do místnosti se mu zvyšuje šance na úspěch).</text:p>
      <text:p text:style-name="P3">– Neúspěšné použití hide nemusí nutně znamenat automatické prozrazení, pouze o kus sníží <text:span text:style-name="T71">mobile_stealth_</text:span>level</text:p>
      <text:p text:style-name="P3">// <text:span text:style-name="T106">kdy hide vyjde by mělo jít poznat podle stealth level indicatoru </text:span><text:span text:style-name="T107">– respektive to mohou být dvě hodnoty, stealth_</text:span><text:span text:style-name="T108">level kles</text:span><text:span text:style-name="T109">á</text:span><text:span text:style-name="T107">, hide_</text:span><text:span text:style-name="T108">level</text:span><text:span text:style-name="T107"> roste a když se hide_</text:span><text:span text:style-name="T108">level dostane nad stealth_level, tak bude hide</text:span><text:span text:style-name="T109"> úspěšný.</text:span></text:p>
      <text:p text:style-name="P3"><text:span text:style-name="T2">– to je blbost. To by znamenalo, že dobrý thief (kterému pomalu klesá stealth_level) se pomaleji hiduje. Úspěch hidu bude záviset čistě na hide indicatoru, od určité hranice (rozsvítí se) prostě uspěje. Rychlost nabíhání hide_</text:span><text:span text:style-name="T72">levelu </text:span><text:span text:style-name="T3">bude</text:span><text:span text:style-name="T2"> záviset na skillech </text:span><text:span text:style-name="T3">(respektive poměru vůči patrolujícím mobům)</text:span><text:span text:style-name="T2">.</text:span></text:p>
      <text:p text:style-name="P3"/>
      <text:p text:style-name="P13">/*</text:p>
      <text:p text:style-name="P5"><text:span text:style-name="T2">K</text:span><text:span text:style-name="T1">dyž do roomu přijde nový mob, tak zresetuje hide level (nebo možná sníží o velký kus), takže se thief možná bude muset stáhnout do předchozího roomu a zkusit to znovu.</text:span></text:p>
      <text:p text:style-name="P13">*/</text:p>
      <text:p text:style-name="P5">V hidu (stacionary stealth) se <text:span text:style-name="T71">mobile_stealth_level dob</text:span><text:span text:style-name="T1">íjí, takže je možné třeba počkat, vypáčit zámek a zase se hidnout (až zas naběhne hide_</text:span><text:span text:style-name="T71">level, kter</text:span><text:span text:style-name="T1">ý se </text:span><text:span text:style-name="T4">vypáčením zámku zresetuje).</text:span></text:p>
      <text:p text:style-name="P5"/>
      <text:p text:style-name="P5"/>
      <text:h text:style-name="Heading_20_3" text:outline-level="3"><text:span text:style-name="T4">S</text:span><text:span text:style-name="T1">tealth-related notes</text:span></text:h>
      <text:p text:style-name="Text_20_body"><text:span text:style-name="T1">– </text:span><text:span text:style-name="T5">na mobovi blokujícímu směr by to mělo být vidět (Ogre guard is </text:span><text:span text:style-name="T61">here</text:span><text:span text:style-name="T5"> blocking northern exit)</text:span></text:p>
      <text:p text:style-name="Text_20_body"/>
      <text:p text:style-name="Text_20_body">– <text:span text:style-name="T111">stealthovat mohou všichni, thief navíc může attractit, odstraňovat pasti (a alarm pasti), atd.</text:span></text:p>
      <text:p text:style-name="P158">/* i když i to by asi mohli dělat všichni, kdo se to naučili. V thief armoru na to ale budou bonusy. */</text:p>
      <text:p text:style-name="Text_20_body"/>
      <text:h text:style-name="Heading_20_2" text:outline-level="2">Stealth dungeons</text:h>
      <text:p text:style-name="P7">Ve stealth dungeonech nejsou expy za zabíjení mobů, pouze za plnění objectives (hráč asi bude mít zadaných do stealth dungeonu několik questů, nemusí nutně splnit každý z nich, za každý jsou ale expy).</text:p>
      <text:p text:style-name="P7">– <text:span text:style-name="T110">některé questy budou jako bonus objective: Nezavádá je přímo questgiver, jsou to pouze hinty, že v dungeonu existují nějaké zajímavé poklady a podobně.</text:span></text:p>
      <text:p text:style-name="P7"/>
      <text:p text:style-name="P8">Některé questy do stealth dungeonů vůbec nezadává questgiver, jdou najít až uvnitř dungeonu (automaticky naskočí, když třeba thief přijde do roomu a visne se před zajatcem, když dá look na poklad, apod.).</text:p>
      <text:p text:style-name="P7">– <text:span text:style-name="T110">rescue quest</text:span></text:p>
      <text:p text:style-name="P7">– <text:span text:style-name="T110">find treasure owner quest (naskočí při sebrání itemu nebo looku na item). Z itemu nebo situace by mělo jít vydedukovat, komu je ho potřeba odnést – je to věc, která sama o sobě nemá moc velkou cenu (i když prodat se určitě dá), pro určitou osobu má ale cenu velkou – a odevzdání této osobě navíc dá expy.</text:span></text:p>
      <text:p text:style-name="Text_20_body">/*</text:p>
      <text:p text:style-name="P166">Případně mohou existovat i stealth sekce normálních dungeonů. Zmačknout někde nějakou páku, atp.</text:p>
      <text:p text:style-name="Text_20_body">*/</text:p>
      <text:h text:style-name="Heading_20_2" text:outline-level="2"><text:soft-page-break/><text:span text:style-name="T5">T</text:span><text:span text:style-name="T1">raps</text:span></text:h>
      <text:h text:style-name="P159" text:outline-level="3">Alarm traps</text:h>
      <text:p text:style-name="Text_20_body"><text:span text:style-name="T1">–</text:span><text:span text:style-name="T6"> </text:span><text:span text:style-name="T7">naběhnou sem stráže, v okolí se všem mobům zvýší alertness level</text:span></text:p>
      <text:p text:style-name="Text_20_body"><text:span text:style-name="T7">/* Alertness level jde proti stealthu. Násilné akce (boj v roomu), alarmy a podobně ho zvyšují, časem postupně klesá </text:span><text:span text:style-name="T8">(tak do minuty by měl být zas zresetovaný, ať hráč nemusí čekat nesmyslně dlouho, když omylem něco spustí).</text:span><text:span text:style-name="T7"> */</text:span></text:p>
      <text:p text:style-name="Text_20_body"><text:span text:style-name="T7">– </text:span><text:span text:style-name="T9">mechanika jako by to byl shouter, nemusí ale jít vyřadit </text:span><text:span text:style-name="T10">silencem (pokud bude silence ve hře) – může jít například o mechanická táhla napojená na zvonek</text:span></text:p>
      <text:p text:style-name="Text_20_body"><text:span text:style-name="T10">/* </text:span><text:span text:style-name="T13">Takže asi </text:span><text:span text:style-name="T73">typ trapy</text:span><text:span text:style-name="T13"> SOUND_</text:span><text:span text:style-name="T73">ALLARM, MECHANICAL_ALLARM</text:span><text:span text:style-name="T10"> */</text:span></text:p>
      <text:p text:style-name="P194"><text:span text:style-name="T11">// </text:span><text:span text:style-name="T62">Skilly:</text:span></text:p>
      <text:p text:style-name="P192">Find traps</text:p>
      <text:p text:style-name="P192">Disable traps</text:p>
      <text:p text:style-name="Text_20_body"/>
      <text:h text:style-name="Heading_20_3" text:outline-level="3"><text:span text:style-name="T10">M</text:span><text:span text:style-name="T1">agical traps</text:span></text:h>
      <text:p text:style-name="P47"><text:span text:style-name="T1">Kromě fyzických pastí mohou existovat i pasti magické. </text:span><text:span text:style-name="T11">Mohou umět v podstatě totéž (alarm, zranění, debuf, whatever), ale nehledají/neodstraňují se přes thiefovské skilly, ale přes magické skilly (</text:span><text:span text:style-name="T12">detekce magie, rozebírání magických konstruktů</text:span><text:span text:style-name="T11">)</text:span></text:p>
      <text:p text:style-name="P47"><text:span text:style-name="T11">// </text:span><text:span text:style-name="T62">Skilly:</text:span></text:p>
      <text:p text:style-name="P191">Detect magic<text:span text:style-name="T233">al traps</text:span></text:p>
      <text:p text:style-name="P192">Disable magical traps</text:p>
      <text:p text:style-name="Text_20_body"/>
      <text:h text:style-name="Heading_20_2" text:outline-level="2"><text:span text:style-name="T195">S</text:span>ilence mechanika</text:h>
      <text:p text:style-name="P48">– <text:span text:style-name="T170">castění to asi vyřadí, ale jen když mág nemá skill Silent casting. V tom případě mu to pouze prodlouží cast time.</text:span></text:p>
      <text:p text:style-name="P48">// <text:span text:style-name="T196">Druhá možnost je, že by se z toho dalo vylamovat. To by ale asi musel být nějaký cílený dispel...</text:span></text:p>
      <text:p text:style-name="P48"/>
      <text:h text:style-name="Heading_20_2" text:outline-level="2">AoE damage / healing coeficients</text:h>
      <text:p text:style-name="P152">Chtělo by to sjednotit. Healy a damage to nutně nemusí mít stejně <text:span text:style-name="T212">(i když asi není důvod, aby to bylo různé)</text:span>, v rámci kategorií by to ale chtělo.</text:p>
      <text:p text:style-name="P152">Takže varianty:</text:p>
      <text:p text:style-name="P152">– Cleave: <text:tab/><text:tab/><text:tab/><text:span text:style-name="T205">0.8, 2 targets</text:span></text:p>
      <text:p text:style-name="P152">– <text:span text:style-name="T209">Wide Cleave:<text:tab/><text:tab/><text:tab/>0.6, 3 targets</text:span></text:p>
      <text:p text:style-name="P152">– Chain (chain lightning):<text:tab/><text:tab/><text:span text:style-name="T207">0.7, 0.5, 0.3, 0.2, 0.1<text:tab/>// 5 cílů, průměrně 0.36 na cíl</text:span></text:p>
      <text:p text:style-name="P153">– <text:span text:style-name="T204">ST + AoE splash:<text:tab/><text:tab/>0.9 ST, 0.15 splash<text:tab/>// na 5 cílů je průměr 0.3</text:span></text:p>
      <text:p text:style-name="P154">– <text:span text:style-name="T208">weak ST + strong AoE splash:<text:tab/>0.5 ST, 0.25 splash<text:tab/>// na 5 cílů je průměr 0.3</text:span></text:p>
      <text:p text:style-name="P152">– AoE:<text:tab/><text:tab/><text:tab/><text:tab/><text:span text:style-name="T206">0.3, unlimited targets</text:span></text:p>
      <text:p text:style-name="P48"/>
      <text:h text:style-name="P161" text:outline-level="1">Sorcerer</text:h>
      <text:p text:style-name="P39">IDEA: Podobně jako priest, tj. 2 úrovně síly spellů.</text:p>
      <text:p text:style-name="P167"><text:soft-page-break/></text:p>
      <text:p text:style-name="P168">Arcane // <text:span text:style-name="T240">asi by měl existovat arcane resist</text:span></text:p>
      <text:p text:style-name="P168">– Magic Missile</text:p>
      <text:p text:style-name="P168">/* Single target dd, generuje 1 Arcane Power */</text:p>
      <text:p text:style-name="P168">– <text:span text:style-name="T241">Arcane Blast</text:span></text:p>
      <text:p text:style-name="P170">/* Single target <text:span text:style-name="T241">dd</text:span>, <text:span text:style-name="T241">stojí</text:span> <text:span text:style-name="T242">3</text:span> Arcane Power, <text:span text:style-name="T243">snižuje cenu ultimátky o 2 za první cast a další 3 za druhý</text:span> */</text:p>
      <text:p text:style-name="P147">Frost</text:p>
      <text:p text:style-name="P147">– <text:span text:style-name="T197">Ray of Frost</text:span></text:p>
      <text:p text:style-name="P147">– <text:span text:style-name="T197">Ice Storm</text:span></text:p>
      <text:p text:style-name="P147">– <text:span text:style-name="T200">Deep Freeze</text:span></text:p>
      <text:p text:style-name="P147">/* <text:span text:style-name="T201">Haste debuff, stojí Arcane Power</text:span> */</text:p>
      <text:p text:style-name="P147">Fire</text:p>
      <text:p text:style-name="P147">// <text:span text:style-name="T101">Fire by mohl b</text:span><text:span text:style-name="T58">ýt hodně zaměřený na plošnou damage – single target tam sice bude, ale se splashem. Samozřejmě za cenu, že má nižší single target damage než čistě ST kouzla</text:span></text:p>
      <text:p text:style-name="P147">– <text:span text:style-name="T99">Lightning</text:span><text:span text:style-name="T197"> Bolt</text:span></text:p>
      <text:p text:style-name="P169">/* Single target dd, generuje 1 Arcane Power */</text:p>
      <text:p text:style-name="P173">– Burning Hands</text:p>
      <text:p text:style-name="P169">/* <text:span text:style-name="T213">Cleave na 3 cíle</text:span>, generuje 1 Arcane Power */</text:p>
      <text:p text:style-name="P172"><text:span text:style-name="T100">– Chain Lighting </text:span><text:span text:style-name="T58">(2 body arcane poweru. Damage </text:span><text:span text:style-name="T101">150% </text:span><text:span text:style-name="T58">Poweru, přeskakování na další cíle).</text:span></text:p>
      <text:p text:style-name="P147">– <text:span text:style-name="T197">Fireball</text:span></text:p>
      <text:p text:style-name="P147">/* <text:span text:style-name="T197">Single target dd + splash</text:span> */</text:p>
      <text:p text:style-name="P155">– Rain of Fire</text:p>
      <text:p text:style-name="P149">/* <text:span text:style-name="T203">3 arcane power, aoe, 250% </text:span><text:span text:style-name="T102">poweru * </text:span><text:span text:style-name="T103">0</text:span><text:span text:style-name="T102">.</text:span><text:span text:style-name="T103">4 </text:span><text:span text:style-name="T60">(respektive nějaký vhodný AoE koeficient)</text:span> */</text:p>
      <text:p text:style-name="P147">– <text:span text:style-name="T197">Firestorm</text:span></text:p>
      <text:p text:style-name="P147">/* <text:span text:style-name="T202">6 arcane power, aoe, </text:span><text:s/>*/</text:p>
      <text:p text:style-name="P150">Crush</text:p>
      <text:p text:style-name="P150">– <text:span text:style-name="T98">Wave of Force</text:span></text:p>
      <text:p text:style-name="P150"><text:span text:style-name="T98">/* </text:span><text:span text:style-name="T59">Bash, stojí Arcane Power */</text:span></text:p>
      <text:p text:style-name="P150">– <text:span text:style-name="T198">Meteor Strike</text:span></text:p>
      <text:p text:style-name="P150">/* <text:span text:style-name="T199">80% </text:span><text:span text:style-name="T97">c</text:span><text:span text:style-name="T199">rush, </text:span><text:span text:style-name="T97">20%</text:span> <text:span text:style-name="T97">fire</text:span> */</text:p>
      <text:p text:style-name="P150">– <text:span text:style-name="T198">Meteor Shower</text:span></text:p>
      <text:p text:style-name="P151">/* <text:span text:style-name="T199">80% </text:span><text:span text:style-name="T97">c</text:span><text:span text:style-name="T199">rush, </text:span><text:span text:style-name="T97">20%</text:span> <text:span text:style-name="T97">fire</text:span> */</text:p>
      <text:p text:style-name="P148">/* <text:span text:style-name="T202">6 arcane power, aoe</text:span> */</text:p>
      <text:p text:style-name="P150">Acid /* <text:span text:style-name="T244">Na tohle se asi zatím vykašlat</text:span> */</text:p>
      <text:p text:style-name="P150">– <text:span text:style-name="T97">Acid Ray</text:span></text:p>
      <text:p text:style-name="P151"><text:span text:style-name="T71">–</text:span><text:span text:style-name="T97"> Acid Rain</text:span></text:p>
      <text:p text:style-name="P39"/>
      <text:p text:style-name="P39"/>
      <text:p text:style-name="P175">Invisibility</text:p>
      <text:p text:style-name="P175">– velký bonus na stealth, <text:span text:style-name="T214">pokud cíl nemá detect invis. Caster se tedy stále může prozradit (vydává zvuky a tak). Je záhodno používat stealth a invis současně.</text:span></text:p>
      <text:p text:style-name="P175"><text:soft-page-break/>– <text:span text:style-name="T214">spadne při první ráně do castera</text:span></text:p>
      <text:p text:style-name="P175"/>
      <text:p text:style-name="P178">– Invis se může naučit každý, jde kouzlit i v thief classe</text:p>
      <text:p text:style-name="P175"/>
      <text:p text:style-name="P176">Group Invisibility</text:p>
      <text:p text:style-name="P176">– je aktivní, pouze pokud jsou group membeři ve stejném roomu jako caster <text:span text:style-name="T215">(automaticky dostanou invis, když do roomu přijdou – caster by měl chodit (stealthovat) první, případně mohou být dva casteři, jeden v původní roomě a jeden v nové).</text:span></text:p>
      <text:p text:style-name="P177"/>
      <text:p text:style-name="P179">Fly</text:p>
      <text:p text:style-name="P179">– <text:span text:style-name="T222">ve hře </text:span>nehrozí žádné padání do Dtček, fly je na překonávání propastí, <text:span text:style-name="T216">létání do exitů ve vyšším patře a podobně</text:span> a podobně <text:span text:style-name="T222">(viz Exity z místností, Reaching items)</text:span>.</text:p>
      <text:p text:style-name="P179">– <text:span text:style-name="T223">měl by to být hodně high level spell</text:span></text:p>
      <text:p text:style-name="P179"/>
      <text:p text:style-name="P39"/>
      <text:h text:style-name="P162" text:outline-level="1">Priest</text:h>
      <text:p text:style-name="P19">/*</text:p>
      <text:p text:style-name="P132"><text:span text:style-name="T38">I</text:span><text:span text:style-name="T1">DEA: </text:span><text:span text:style-name="T39">Primární healer. Žádná class by ale neměla být čistě jen o healingu, </text:span><text:span text:style-name="T45">takže</text:span><text:span text:style-name="T39"> i priest by měl umět dávat damage. </text:span><text:span text:style-name="T45">Ideálně </text:span><text:span text:style-name="T57">současně s</text:span><text:span text:style-name="T45"> healování</text:span><text:span text:style-name="T57">m</text:span><text:span text:style-name="T45">, aby nesklouznul k tomu, že jen healuje a o damage se nestojí za to snažit.</text:span></text:p>
      <text:p text:style-name="P137">*/</text:p>
      <text:p text:style-name="P141">TODO: Asi nějaké cleansování debuffů (až bude jasné, jaké budou). Možná nějaké zpestření rotace (zatím je dost jednoduchá)</text:p>
      <text:p text:style-name="P141">– cleansování debuffů by mělo pracovat s powerem castu a debuffu a snižovat účinek, případně duration <text:span text:style-name="T185">debuffu</text:span> (nebo obojí).</text:p>
      <text:p text:style-name="P136"/>
      <text:p text:style-name="P136">/*</text:p>
      <text:p text:style-name="P142">IDEA: Ultra silný heal, který se ale nedá přímo castnout, protože stojí 6 bodů divine grace. Je třeba nasbírat na něj slevu castěním slabšího healu co stojí divine grace.</text:p>
      <text:p text:style-name="P142"/>
      <text:p text:style-name="P143">Takže nějak takhle <text:span text:style-name="T187">(první GH sleví Miracle o 2 body, druhý o 3)</text:span>:</text:p>
      <text:p text:style-name="P143">Heal; <text:span text:style-name="T71">Heal; Greater Heal (sleva 2 body na Miracle); Heal; Heal; Heal; Heal; Miracle.</text:span></text:p>
      <text:p text:style-name="P145"><text:span text:style-name="T91">–</text:span><text:span text:style-name="T71"> </text:span><text:span text:style-name="T1">s</text:span><text:span text:style-name="T71">leva by mohla b</text:span><text:span text:style-name="T1">ýt kumulativní, pak by šlo i tohle:</text:span></text:p>
      <text:p text:style-name="P144"><text:span text:style-name="T1">Heal; </text:span><text:span text:style-name="T71">Heal; Greater Heal (sleva 2 body na Miracle); Heal; Heal; Greater Heal (sleva </text:span><text:span text:style-name="T49">další</text:span><text:span text:style-name="T71"> </text:span><text:span text:style-name="T92">3</text:span><text:span text:style-name="T71"> body na Miracle); Heal; Miracle </text:span><text:span text:style-name="T92">(za </text:span><text:span text:style-name="T93">pouh</text:span><text:span text:style-name="T50">ý 1 bod divine grace</text:span><text:span text:style-name="T92">)</text:span><text:span text:style-name="T71">.</text:span></text:p>
      <text:p text:style-name="P144"><text:span text:style-name="T71">// </text:span><text:span text:style-name="T52">od všechno asi single target a grupovou variantu.</text:span></text:p>
      <text:p text:style-name="P144"/>
      <text:p text:style-name="P144"><text:span text:style-name="T71">- </text:span><text:span text:style-name="T51">zní to celkem dobře</text:span></text:p>
      <text:p text:style-name="P136">*/</text:p>
      <text:p text:style-name="P19"/>
      <text:p text:style-name="P62"><text:span text:style-name="T38">H</text:span><text:span text:style-name="T1">eal</text:span></text:p>
      <text:p text:style-name="P125"><text:span text:style-name="T1">Generates </text:span><text:span text:style-name="T40">1</text:span><text:span text:style-name="T1"> </text:span><text:span text:style-name="T41">divine grace</text:span></text:p>
      <text:p text:style-name="P146"><text:soft-page-break/><text:span text:style-name="T41">H</text:span><text:span text:style-name="T1">eals a single target for 100</text:span><text:span text:style-name="T71">% </text:span><text:span text:style-name="T56">of your Power</text:span><text:span text:style-name="T71">.</text:span></text:p>
      <text:p text:style-name="P125"><text:span text:style-name="T41">– </text:span><text:span text:style-name="T42">single target heal</text:span></text:p>
      <text:p text:style-name="P125"/>
      <text:p text:style-name="P63"><text:span text:style-name="T42">Group </text:span><text:span text:style-name="T38">H</text:span><text:span text:style-name="T1">eal</text:span></text:p>
      <text:p text:style-name="P126"><text:span text:style-name="T1">Generates </text:span><text:span text:style-name="T40">1</text:span><text:span text:style-name="T1"> </text:span><text:span text:style-name="T41">divine grace</text:span></text:p>
      <text:p text:style-name="P126"><text:span text:style-name="T41">– </text:span><text:span text:style-name="T42">slabý AoE heal</text:span></text:p>
      <text:p text:style-name="P126"><text:span text:style-name="T42">– </text:span><text:span text:style-name="T47">heals 4</text:span><text:span text:style-name="T90">0% of Heal // vyplat</text:span><text:span text:style-name="T47">í se tedy až od tří cílů</text:span></text:p>
      <text:p text:style-name="P23"/>
      <text:p text:style-name="P27">Greater Heal</text:p>
      <text:p text:style-name="P133"><text:span text:style-name="T1">Cost: </text:span><text:span text:style-name="T53">2</text:span><text:span text:style-name="T1"> divin</text:span><text:span text:style-name="T41">e grace</text:span></text:p>
      <text:p text:style-name="P133">// <text:span text:style-name="T188">středně silný single target heal</text:span></text:p>
      <text:p text:style-name="P146"><text:span text:style-name="T41">H</text:span><text:span text:style-name="T1">eals a single target for </text:span><text:span text:style-name="T71">2</text:span><text:span text:style-name="T1">00</text:span><text:span text:style-name="T71">% </text:span><text:span text:style-name="T56">of your Power</text:span><text:span text:style-name="T71">.</text:span></text:p>
      <text:p text:style-name="P133">– <text:span text:style-name="T177">cast vrací trochu many</text:span></text:p>
      <text:p text:style-name="P156">Casting Greater Heal or Group Greater Heal reduces divine grace points cost of your next Miracle or Group Miracle by 2 points on first cast and by 3 more points on second cast.</text:p>
      <text:p text:style-name="P133"/>
      <text:p text:style-name="P25">Group Greater Heal</text:p>
      <text:p text:style-name="P33">/* Prayer of Healing */</text:p>
      <text:p text:style-name="P28">Cost: <text:span text:style-name="T188">2</text:span> divine grace</text:p>
      <text:p text:style-name="P127"><text:span text:style-name="T41">– </text:span><text:span text:style-name="T53">středně </text:span><text:span text:style-name="T44">silný</text:span><text:span text:style-name="T42"> AoE heal</text:span></text:p>
      <text:p text:style-name="P134"><text:span text:style-name="T42">– </text:span><text:span text:style-name="T43">cast vrací trochu many</text:span></text:p>
      <text:p text:style-name="P128"><text:span text:style-name="T42">– </text:span><text:span text:style-name="T47">heals 4</text:span><text:span text:style-name="T90">0% of </text:span><text:span text:style-name="T48">Greater</text:span><text:span text:style-name="T90"> Heal // vyplat</text:span><text:span text:style-name="T47">í se tedy až od tří cílů</text:span></text:p>
      <text:p text:style-name="P135"><text:span text:style-name="T54">Casting Greater Heal or Group Greater Heal reduces divine grace points cost of </text:span><text:span text:style-name="T55">your</text:span><text:span text:style-name="T54"> next Miracle or Group Miracle by 2 points on first cast and by 3 more points on second cast.</text:span></text:p>
      <text:p text:style-name="P127"/>
      <text:p text:style-name="P66">Miracle</text:p>
      <text:p text:style-name="P34">Cost: <text:span text:style-name="T189">6</text:span> divine grace</text:p>
      <text:p text:style-name="P35"><text:span text:style-name="T190">H</text:span>eals a single target for <text:span text:style-name="T71">5</text:span>00<text:span text:style-name="T71">% </text:span><text:span text:style-name="T96">o</text:span><text:span text:style-name="T194">f your Power</text:span><text:span text:style-name="T71">.</text:span></text:p>
      <text:p text:style-name="P105">/*</text:p>
      <text:p text:style-name="P37"><text:span text:style-name="T95">TODO: Ne</text:span><text:span text:style-name="T192">říkat tomu weapon damage, u healu to zní fakt divně :-</text:span><text:span text:style-name="T95">)</text:span></text:p>
      <text:p text:style-name="P36"><text:span text:style-name="T95">Mo</text:span><text:span text:style-name="T192">žná Output Power, ale to taky není nic moc. (nebo jen Power?)</text:span></text:p>
      <text:p text:style-name="P37"><text:span text:style-name="T190">H</text:span>eals a single target for <text:span text:style-name="T71">5</text:span>00<text:span text:style-name="T71">% </text:span><text:span text:style-name="T193">of you Power. // to zní celkem ok</text:span></text:p>
      <text:p text:style-name="P105">*/</text:p>
      <text:p text:style-name="P127"/>
      <text:p text:style-name="P66">Group Miracle</text:p>
      <text:p text:style-name="P34">Cost: <text:span text:style-name="T189">6</text:span> divine grace</text:p>
      <text:p text:style-name="P38"><text:span text:style-name="T191">– heals 4</text:span><text:span text:style-name="T90">0% of </text:span><text:span text:style-name="T94">Miracle</text:span><text:span text:style-name="T90"> // vyplat</text:span><text:span text:style-name="T184">í se tedy až od tří cílů</text:span></text:p>
      <text:p text:style-name="P127"/>
      <text:p text:style-name="P24">Holy <text:span text:style-name="T179">F</text:span>ire</text:p>
      <text:p text:style-name="P22">– dotka do fire</text:p>
      <text:p text:style-name="P30">– dlouhé trvání, relativně slabé tiky</text:p>
      <text:p text:style-name="P30"><text:soft-page-break/>– <text:span text:style-name="T180">cíl, na kterém tiká holy fire, dostává additional fire damage když priest healuje</text:span></text:p>
      <text:p text:style-name="P30"/>
      <text:p text:style-name="P64">Wrath of Gods</text:p>
      <text:p text:style-name="P93"><text:span text:style-name="T1">Generates </text:span><text:span text:style-name="T40">1</text:span><text:span text:style-name="T1"> </text:span><text:span text:style-name="T41">divine grace</text:span></text:p>
      <text:p text:style-name="P22">– dotka do <text:span text:style-name="T178">body (nebo možné divine. Tj. rezisty by byly crush, fire, arcane, divine, death (pro nekromanty), atd.)</text:span></text:p>
      <text:p text:style-name="P30">– dlouhé trvání, relativně slabé tiky</text:p>
      <text:p text:style-name="P30">– <text:span text:style-name="T180">cíl, na kterém tiká wrath of gods, dostává additional body damage když priest healuje</text:span></text:p>
      <text:p text:style-name="P30"/>
      <text:p text:style-name="P65">Proliferate</text:p>
      <text:p text:style-name="P93"><text:span text:style-name="T1">Generates </text:span><text:span text:style-name="T40">1</text:span><text:span text:style-name="T1"> </text:span><text:span text:style-name="T41">divine grace</text:span></text:p>
      <text:p text:style-name="P92">– rozhodí slabší verzi dotky tikající na cíli na všechny <text:span text:style-name="T183">enemy</text:span> cíle v roomu</text:p>
      <text:p text:style-name="P138"/>
      <text:p text:style-name="P26">Holy Meditation</text:p>
      <text:p text:style-name="P138">– <text:span text:style-name="T186">něco jako příkaz sleep na brutusu, průběžně doplňuje manu.</text:span></text:p>
      <text:p text:style-name="P138">// <text:span text:style-name="T186">alternativně by to mohl být slabý channelovaný heal doplňující manu, to by možná působilo méně pasivně.</text:span></text:p>
      <text:p text:style-name="P138"/>
      <text:p text:style-name="P81">Divine Retribution</text:p>
      <text:p text:style-name="P31">passive skill</text:p>
      <text:p text:style-name="P32">Targets afflicted by any of <text:span text:style-name="T71">your damage over time spells suffer additional damage any time you cast a healing spell.</text:span></text:p>
      <text:p text:style-name="P21">/*</text:p>
      <text:p text:style-name="P139">Jak to funguje?</text:p>
      <text:p text:style-name="P139">Priest na cíl nahodí dotku – <text:span text:style-name="T129">holy fire</text:span> nebo <text:span text:style-name="T129">wrath of gods</text:span>. Cíl, na kterém tiká tanhle dotka, dostane zranění (do stejného rezistu do jakého tiká dotka) pokaždé, když priest healne.</text:p>
      <text:p text:style-name="P139">– když má víc cílů tuhle dotku, tak se mezi ně damage rozkládá (jinak by to vedlo k příliš silné aoe damagi)</text:p>
      <text:p text:style-name="P139">– když mají cíle slabší dotku rozhozenou pomocí Proliferate, <text:span text:style-name="T181">tak dostává menší damage, která se ale nerozkládá mezi počet cílů s touto slabší dotkou</text:span></text:p>
      <text:p text:style-name="P139">– <text:span text:style-name="T181">damage je stejná, ať priest hodí group heal nebo single target heal (je to zlomek toho, kolik by healnul single target healem). A to proto, že jinak by damage priesta scalovala s počtem členů grupy, a to není dobře.</text:span></text:p>
      <text:p text:style-name="P139"/>
      <text:p text:style-name="P139">– <text:span text:style-name="T182">rozhozené (slabé) dotky nepřepisují silné single target dotky, naopak ano. Single target dotky se navzájem přepisují.</text:span></text:p>
      <text:p text:style-name="P139">– <text:span text:style-name="T182">má smysl hodit single target dotku na víc cílů, přestože se „healovací“ damage rozkládá, protože ty dotky samy o sobě taky dělají damage.</text:span></text:p>
      <text:p text:style-name="P20">*/</text:p>
      <text:p text:style-name="P20">/*</text:p>
      <text:p text:style-name="P40">Poznámky:</text:p>
      <text:p text:style-name="P40">– možnost jít do více rezistů (víc dotek do různých rezistů)</text:p>
      <text:p text:style-name="P40">– není třeba vymýšlet priestovi damage rotaci. Prostě jede heal rotaci a ono to dělá damage</text:p>
      <text:p text:style-name="P140"><text:soft-page-break/><text:span text:style-name="T1">– dávat „healovací“ damage jen do cílů s dotkou má výhody: Je to on-demand, takže priest nedělá damage, když nechce a je to cílené, takže nedělá damage do cílů, do kterých damage dělat nechce. </text:span><text:span text:style-name="T46">Zároveň si může vybrat, do kterého rezistu bude dávat damage (podle toho, do kterého damagí dotka na cíli). Může dokonce damagit víc cílů současně každý do jiného rezistu.</text:span></text:p>
      <text:p text:style-name="P140"/>
      <text:p text:style-name="P41">Rozhazování dotky na všechny cíle v roomu je lepší, než mít od každé dotky aoe verzi – sníží to počet nutných keybindů, je to univerzální.</text:p>
      <text:p text:style-name="P20">*/</text:p>
      <text:p text:style-name="P29"/>
      <text:h text:style-name="P163" text:outline-level="1">Fighter</text:h>
      <text:p text:style-name="P131">/* <text:span text:style-name="T176">Warrior</text:span> */</text:p>
      <text:p text:style-name="Text_20_body">– tank (s 1h + štít) / damager (s 2h)</text:p>
      <text:p text:style-name="P112">Resource: Rage (max 5 bodů)</text:p>
      <text:p text:style-name="Text_20_body">/* <text:span text:style-name="T164">Názvy skillů jsou povětšinou WoWkové (mechaniky jen z části). Otázka je, jestli se tím trápit a přejmenovávat to – asi je to zbytečné</text:span> */</text:p>
      <text:p text:style-name="P120">/* Change opponent není potřeba, protože není autoattack. Všechny skilly jdou cílit.</text:p>
      <text:p text:style-name="P120">– <text:span text:style-name="T166">otázka je, jestli by zacílení skillu jinam mělo nebo nemělo přepnout fighting target (tzn. že následné necílené skilly půjdou do nového targetu). Ale asi mělo – dává to smysl, warrior přiskočil k jinému cíli a mydlí do něj.</text:span> */</text:p>
      <text:p text:style-name="P120"/>
      <text:p text:style-name="P120">/*</text:p>
      <text:p text:style-name="P121">Combat gameplay fightera:</text:p>
      <text:p text:style-name="P122">1) bez ballanced fightingu</text:p>
      <text:p text:style-name="P121">– <text:span text:style-name="T167">na začátku boje charge</text:span></text:p>
      <text:p text:style-name="P121">– <text:span text:style-name="T167">3x slam, 1x rage spender.</text:span></text:p>
      <text:p text:style-name="P121"/>
      <text:p text:style-name="P122">Při tankování jsou spendery shield wall (mitigace damage) nebo devastate (armor debuff cíle)</text:p>
      <text:p text:style-name="P122">Při damagení s obouručkou je to mortal strike (velká damage a heal debuff) nebo devastate (armor debuff cíle)</text:p>
      <text:p text:style-name="P121"/>
      <text:p text:style-name="P122">V aoe situaci slam nahrazuje cleave – damage do dvou cílů – a spender je whirlrind. Při tankování warrior nemá whirlwind – se štítem to jednak moc nedává smysl a za druhé nechceme tanky s brutální aoe damagí.</text:p>
      <text:p text:style-name="P121"/>
      <text:p text:style-name="P123">Spendery stojí vždy 3 rage, cap na rage je 5. To přináší dvě věci:</text:p>
      <text:p text:style-name="P121">– <text:span text:style-name="T168">není třeba dát spender vždycky přesně po třetím slamu (margin of error)</text:span></text:p>
      <text:p text:style-name="P121">– <text:span text:style-name="T168">je možné našetřit si 5 rage a pak dát spender; </text:span><text:span text:style-name="T79">slam; spender </text:span><text:span text:style-name="T32">(on demand burst damage)</text:span></text:p>
      <text:p text:style-name="P121"/>
      <text:p text:style-name="P122">2) s ballanced fightingem</text:p>
      <text:p text:style-name="P122">– shield wall (nebo mortal strike) po devastatu (a naopak) stojí o 1 rage méně. To znamená, že když bude fighter střídat tyhle dva spendery, budou ho stát jen 2 rage.</text:p>
      <text:p text:style-name="P122">– zrychlí se tím rotace (bude připadat 1 spender na každé 2 slamy (cleavy)</text:p>
      <text:p text:style-name="P120">*/</text:p>
      <text:p text:style-name="P120"><text:soft-page-break/>/*</text:p>
      <text:p text:style-name="P129">Tanking fightera:</text:p>
      <text:p text:style-name="P129">– <text:span text:style-name="T173">tauntuje addy (nebo rescuuje group membery)</text:span></text:p>
      <text:p text:style-name="P129">– <text:span text:style-name="T174">debuffuje cíli armor (zvýšení damage do cíle)</text:span></text:p>
      <text:p text:style-name="P129">– <text:span text:style-name="T175">mitiguje damage shield wallem (ideálně tím vykrývá damage spiky)</text:span></text:p>
      <text:p text:style-name="P129">– <text:span text:style-name="T175">dělá damage</text:span></text:p>
      <text:p text:style-name="P129">// <text:span text:style-name="T175">není to úplně úžasný příklad aktivního tankování ve smyslu aktivní mitigace damage (na to má jen shield wall), na druhou stranu může mít velkou pasivní damage redukci, protože se sám nijak nehealuje (fighter by se v boji healovat neměl). Stále má ale celkem zajímavou damage rotaci (oproti Brutusímu fighterovi určitě) a díky tomu, že má redukci damage z velké části pasivní a předvídatelnou, je ideálním tankem na velké moby).</text:span></text:p>
      <text:p text:style-name="P129">*/</text:p>
      <text:p text:style-name="P129">/*</text:p>
      <text:p text:style-name="P130">Největší síla fightera je v možnosti přehazovat mezi damagí a mitigací podle potřeby (2h vymění za 1h + štít a naopak).</text:p>
      <text:p text:style-name="P129">*/</text:p>
      <text:p text:style-name="Text_20_body"/>
      <text:p text:style-name="P60">Charge</text:p>
      <text:p text:style-name="P124">Generates 3 rage<text:line-break/><text:span text:style-name="T171">100% </text:span><text:span text:style-name="T80">weapon damage</text:span></text:p>
      <text:p text:style-name="Text_20_body">– <text:span text:style-name="T162">basic hit (jako slam)</text:span></text:p>
      <text:p text:style-name="Text_20_body">– <text:span text:style-name="T162">jde použít, jen když fighter není v boji (takže na začátku boje a na dalšího moba vždycky až když current target umře).</text:span></text:p>
      <text:p text:style-name="P77">// <text:span text:style-name="T163">Charge bez parametrů nacharguje moba, se kterým bojuje tank (pokud tank bojuje). Tzn. fighter asi <text:s/>bude chtít bojovat s vypnutým autoassistem – ale mágové ostatně taky nic nevykouzlí sami od sebe. Nebo by možná autoassist mohl jen nastavit fighting target, ale nezapínat attack. Tzn. kdokoliv v grupě uvidí, s kým se fightí, ale nebude zatažen do boje, dokud nepoužije nějakou offenzivní abilitu.</text:span></text:p>
      <text:p text:style-name="P77">– <text:span text:style-name="T165">Tohle nakonec bude defaultní chování. Autoassist nastaví fighting target a attack skill bez parametru (tedy i charge) zatargetí current fighting target.</text:span></text:p>
      <text:p text:style-name="Text_20_body"/>
      <text:p text:style-name="P49">Taunt</text:p>
      <text:p text:style-name="P42">– single target, cíl switchne na warriora. Důvody, proč nepoužívat vždycky AoE taunt jsou například: Když chci rozdělit moby mezi víc tanků, když je v roomu cíl, který nechci zatáhnout do boje.</text:p>
      <text:p text:style-name="P42">– je to skill, ale má verbal component – silence ho zablokuje <text:span text:style-name="T117">(může existovat advanced skill, který umožní tauntovat i pod silencem, ale za výrazně vyšší cenu)</text:span></text:p>
      <text:p text:style-name="P49">Challenging shout</text:p>
      <text:p text:style-name="P42">– AoE taunt, zatáhne všechny cíle do boje</text:p>
      <text:p text:style-name="P43">– je to skill, ale má verbal component – silence ho zablokuje <text:span text:style-name="T117">(může existovat advanced skill, který umožní tauntovat i pod silencem, ale za výrazně vyšší cenu)</text:span></text:p>
      <text:p text:style-name="P49">Rescue</text:p>
      <text:p text:style-name="P42">– standardní Brutusí rescue. Někdy může být pohodlnější namířit to na člena grupy, než trefovat, který mob že mi to mlátí do sorce. Rescue navíc funguje i se silencem, taunt a aoe taunt nikoliv</text:p>
      <text:p text:style-name="P42">/*</text:p>
      <text:p text:style-name="P42">Taunt a <text:span text:style-name="T118">rescue jsou spamovatelné. Cenou je hlavně čas strávený tauntováním/rescuováním, kdy warrior nedělá damage kromě autoattacku a negeneruje rage. Asi tudíž nemusí mít žádnou cenu samy o sobě.</text:span></text:p>
      <text:p text:style-name="P42"><text:soft-page-break/>*/</text:p>
      <text:p text:style-name="P50">Shield Wall</text:p>
      <text:p text:style-name="P87">Cost: 3 rage<text:line-break/><text:span text:style-name="T159">1h + shield</text:span></text:p>
      <text:p text:style-name="P67">– <text:span text:style-name="T119">30, možná </text:span><text:span text:style-name="T74">40% </text:span><text:span text:style-name="T14">mitigace. Když dám 50% </text:span><text:span text:style-name="T74">nebo v</text:span><text:span text:style-name="T14">íc, tak už to bude působit dost must-</text:span><text:span text:style-name="T76">always-use</text:span><text:span text:style-name="T14"> dojmem. </text:span><text:span text:style-name="T76">Krom</text:span><text:span text:style-name="T15">ě toho tam musí být prostor i pro stackování temporary damage debuffů na cíli.</text:span></text:p>
      <text:p text:style-name="P67">– stojí rage (docela dost)</text:p>
      <text:p text:style-name="P67">– když chci shield wall na víc kol, tak ho musím zmačknout víckrát (z plné rage by měl vyjít tak na 3-4 kola)</text:p>
      <text:p text:style-name="P67">– asi při něm poběží jen autoattack</text:p>
      <text:p text:style-name="P67">– <text:span text:style-name="T120">možná by přece jen měl vydržet alespoň 2 kola, aby nepůsobil tak strašně pasivním dojem. Tj. půjde dělat shieldwall;</text:span><text:span text:style-name="T75">attackskill;shieldwall;attackskill</text:span></text:p>
      <text:p text:style-name="P44">/*</text:p>
      <text:p text:style-name="P68">NOTE: <text:span text:style-name="T120">Potvory mají taky resourcy (například rage). Mělo by jít vidět, na kolik je mají nabité (možná nějakým expertním skillem). Je to důležité, protože za resourcy budou odpalovat velké rány – ideální příležitost použít shield wall.</text:span></text:p>
      <text:p text:style-name="P44">*/</text:p>
      <text:p text:style-name="P44"/>
      <text:p text:style-name="P57">Devastate</text:p>
      <text:p text:style-name="P88">Cost: 3 rage<text:line-break/><text:span text:style-name="T158">Any melee weapon<text:line-break/></text:span><text:span text:style-name="T81">2</text:span><text:span text:style-name="T158">00% </text:span><text:span text:style-name="T80">weapon damage</text:span></text:p>
      <text:p text:style-name="P87">– <text:span text:style-name="T152">Silná rána + armor debuff (to znamená asi buď na fyzické rezisty, nebo možná na rezist, do kterého fighter mlátí – tedy do kterého má zbraň).</text:span></text:p>
      <text:p text:style-name="P87">/* <text:span text:style-name="T153">Asi bude lepší debuffovat rezist podle zbraně, pak bude moci debuffovat víc rezistů v jednom boji – bude mít víc co dělat.</text:span> */</text:p>
      <text:p text:style-name="P113"/>
      <text:p text:style-name="P58">Mortal Strike</text:p>
      <text:p text:style-name="P88">Cost: 3 rage<text:line-break/><text:span text:style-name="T158">Twohanded weapon<text:line-break/></text:span><text:span text:style-name="T81">25</text:span><text:span text:style-name="T158">0% </text:span><text:span text:style-name="T80">weapon damage</text:span></text:p>
      <text:p text:style-name="P98">Velká rána + krátký silný heal debuff ()</text:p>
      <text:p text:style-name="P110">– asi jen s obouručkou /* <text:span text:style-name="T148">dualwield nechám swordsmanům?</text:span> */</text:p>
      <text:p text:style-name="P98">// <text:span text:style-name="T147">s heal debuffama opatrně. Když se to přežene, tak je to extrémní pruda pro healery. </text:span></text:p>
      <text:p text:style-name="P44"/>
      <text:p text:style-name="P55">Whirlwind Attack</text:p>
      <text:p text:style-name="P88">Cost: 3 rage<text:line-break/><text:span text:style-name="T158">Twohanded weapon<text:line-break/>100% </text:span><text:span text:style-name="T80">weapon damage, </text:span><text:span text:style-name="T81">AOE</text:span></text:p>
      <text:p text:style-name="P86">– <text:span text:style-name="T151">silná </text:span>aoe rána. <text:span text:style-name="T169">Měla by se vyplatit až od 3 nebo 4 cílů, takže by měla do jednoho cíle dávat zhruba třetinovou damage oproti Mortal striku.</text:span></text:p>
      <text:p text:style-name="P44"/>
      <text:p text:style-name="P55">Slam</text:p>
      <text:p text:style-name="P46"><text:soft-page-break/><text:span text:style-name="T149">Generuje 1 rage<text:line-break/></text:span><text:span text:style-name="T156">Any melee weapon<text:line-break/></text:span><text:span text:style-name="T157">100% </text:span><text:span text:style-name="T82">weapon damage</text:span></text:p>
      <text:p text:style-name="P44">– <text:span text:style-name="T149">základní rána</text:span></text:p>
      <text:p text:style-name="P44"/>
      <text:p text:style-name="P56">Cleave</text:p>
      <text:p text:style-name="P89">Generuje 1 rage<text:line-break/>Any melee weapon<text:line-break/><text:span text:style-name="T85">8</text:span><text:span text:style-name="T171">0% </text:span><text:span text:style-name="T80">weapon damage, </text:span><text:span text:style-name="T85">2 targets</text:span></text:p>
      <text:p text:style-name="P45">– <text:span text:style-name="T150">trochu slabší než Slam, ale do dvou cílů. Generuje 1 rage</text:span></text:p>
      <text:p text:style-name="P45"/>
      <text:p text:style-name="P59">Bash</text:p>
      <text:p text:style-name="P116">Cost: 3 rage<text:line-break/><text:span text:style-name="T156">Any melee weapon<text:line-break/></text:span><text:span text:style-name="T83">5</text:span><text:span text:style-name="T157">0% </text:span><text:span text:style-name="T82">weapon damage</text:span></text:p>
      <text:p text:style-name="P115">– <text:span text:style-name="T160">shodí cíl na zem</text:span></text:p>
      <text:p text:style-name="P117">/* Na rozdíl od Bruta bojování ze země nezabrání akcím (žádné cc nesmí cíli úplně sebrat možnost cokoliv dělat, to je strašná pruda pro hráče)</text:p>
      <text:p text:style-name="P117">Boj ze sedu dělá:</text:p>
      <text:p text:style-name="P117">– prodluží cast všech abilit (včetně kouzel, healů a tak), řekněme o 20%</text:p>
      <text:p text:style-name="P117">– zvýší damage taken <text:span text:style-name="T161">(taky asi o těch 20%)</text:span> */</text:p>
      <text:p text:style-name="P117">– <text:span text:style-name="T77">Bacha na to, aby bash nebyl v</text:span><text:span text:style-name="T26">ždycky nejvýhodnější skill. Tj. damage, kterou fighter dá navíc díky bashi, musí být výrazně menší, než damage mortal striku a devastatu.</text:span></text:p>
      <text:p text:style-name="P117"><text:span text:style-name="T26">/* </text:span><text:span text:style-name="T27">!</text:span><text:span text:style-name="T78">BASH </text:span><text:span text:style-name="T27">bude existovat, ale výhradně pro moby</text:span><text:span text:style-name="T26"> */</text:span></text:p>
      <text:p text:style-name="P111"/>
      <text:p text:style-name="P61">Execute</text:p>
      <text:p text:style-name="P121">/* nebo lethal blow */ </text:p>
      <text:p text:style-name="P90">Generuje 1 rage<text:line-break/>Any melee weapon<text:line-break/><text:span text:style-name="T88">t</text:span><text:span text:style-name="T87">arget_condition &gt; </text:span><text:span text:style-name="T34">30% ? </text:span><text:span text:style-name="T87">60</text:span><text:span text:style-name="T172">% </text:span><text:span text:style-name="T80">weapon damage : </text:span><text:span text:style-name="T86">18</text:span><text:span text:style-name="T171">0% </text:span><text:span text:style-name="T80">weapon damage</text:span></text:p>
      <text:p text:style-name="P91">Zasáhne jeden cíl. Když má cíl nad <text:span text:style-name="T71">30%, d</text:span><text:span text:style-name="T1">á to </text:span><text:span text:style-name="T89">men</text:span><text:span text:style-name="T35">ší</text:span><text:span text:style-name="T1"> damage než slam. Když má pod </text:span><text:span text:style-name="T71">30%, </text:span><text:span text:style-name="T1">dá to </text:span><text:span text:style-name="T89">(</text:span><text:span text:style-name="T33">skoro) </text:span><text:span text:style-name="T1">dvojnásobnou damage než slam </text:span><text:span text:style-name="T36">(ideálně o něco víc než cleave do dvou cílů a současně o něco míň než devastate, aby stále mělo smysl </text:span><text:span text:style-name="T37">používat</text:span><text:span text:style-name="T36"> </text:span><text:span text:style-name="T37">rage</text:span><text:span text:style-name="T36"> spendery)</text:span><text:span text:style-name="T1">.</text:span></text:p>
      <text:p text:style-name="P121"><text:span text:style-name="T29">/* Proč je Execute rage generátor a ne spender? </text:span><text:span text:style-name="T30">Protože rage spendery mají additional effects (heal debuff, armor debuff) a takhle je fighter může dělat dál i v execute fázi, aniž by přišel o damage.</text:span><text:span text:style-name="T29"> */</text:span></text:p>
      <text:p text:style-name="P121"><text:span text:style-name="T29">/* </text:span><text:span text:style-name="T30">Execute do low-hp moba má větší damage než cleave do dvou cílů, takže se vyplatí i v aoe situaci. Není tudíž třeba cleavovací verze.</text:span><text:span text:style-name="T29"> */</text:span></text:p>
      <text:p text:style-name="P121"><text:span text:style-name="T29">– </text:span><text:span text:style-name="T31">neměla by fungovat brutusí featura, že se to funguje i pod </text:span><text:span text:style-name="T84">30% hp</text:span><text:span text:style-name="T31">ček fightera. To pak vede k tomu, že to u mobů funguje divně (bossové budou vždycky mít výrazně víc hpček než playeři).</text:span></text:p>
      <text:p text:style-name="P111"/>
      <text:p text:style-name="P80">Ballanced fighting</text:p>
      <text:p text:style-name="P114">Passive skill</text:p>
      <text:p text:style-name="P114"><text:span text:style-name="T154">Using </text:span>Devastate reduces cost of <text:span text:style-name="T154">your</text:span> next Shield Wall <text:span text:style-name="T167">of Mortal Strike</text:span> by 1 rage <text:span text:style-name="T155">and vice versa</text:span>.</text:p>
      <text:p text:style-name="P44"/>
      <text:p text:style-name="P196">Bashdoor, <text:span text:style-name="T236">force open</text:span></text:p>
      <text:p text:style-name="P44"><text:soft-page-break/><text:s/>/* <text:span text:style-name="T234">A různé silové akce jako lift grates, etc.</text:span> */</text:p>
      <text:p text:style-name="P198">Open door north.</text:p>
      <text:p text:style-name="P198">– The door apears stuck.</text:p>
      <text:p text:style-name="P198">Bashdoor door north.</text:p>
      <text:p text:style-name="P198">– The door is too sturdy for you to bash.</text:p>
      <text:p text:style-name="P198">Force door north.</text:p>
      <text:p text:style-name="P198">– You force the door open.</text:p>
      <text:p text:style-name="P198">/*</text:p>
      <text:p text:style-name="P199">Není to nic extra, jde v podstatě o to vyzkoušet víc možností jak věci otevřít.</text:p>
      <text:p text:style-name="P199">Smysl je stejný jako u climbingu – hlavně trénování statů kvůli exploringu.</text:p>
      <text:p text:style-name="P200">Bashdoor má magický ekvivalent, otevírání věcí silou nikoliv <text:span text:style-name="T235">(to totiž není jen o hrubé síle, ale o správně směrované hrubé síle).</text:span></text:p>
      <text:p text:style-name="P201">Bashdoor ma bonus v heavy armoru, force open nikoliv. Obojí se může naučit kdokoliv, <text:span text:style-name="T237">stojí to ale fighter expy.</text:span></text:p>
      <text:p text:style-name="P198">*/</text:p>
      <text:p text:style-name="P198">– <text:span text:style-name="T238">Asi by to měly být defaultní příkazy, tj. není třeba skill, aby se o to postava mohla pokoušet. Takže to budou (trénovatelné) staty:</text:span></text:p>
      <text:p text:style-name="P198">// <text:span text:style-name="T239">stat:</text:span></text:p>
      <text:p text:style-name="P202">Open by force</text:p>
      <text:p text:style-name="P202"/>
      <text:p text:style-name="P197">Blocking of an exit</text:p>
      <text:p text:style-name="P44">– <text:span text:style-name="T255">fighter se postaví do exitu a nenechá nikoho projít – to samé, co dělají blockující mobové. Má to smysl zejména v kombinaci s ranged combatem na platformách uvnitř roomu (fighter se postaví na můstek a je vyřešeno).</text:span></text:p>
      <text:p text:style-name="P216">[block north]</text:p>
      <text:p text:style-name="P217">Dobrak starts blocking northern exit.</text:p>
      <text:p text:style-name="P216">[block 2.balcony]</text:p>
      <text:p text:style-name="P217">Dobrak starts blocking way to the second balcony.</text:p>
      <text:p text:style-name="P218">[stop blocking]</text:p>
      <text:p text:style-name="P44"/>
      <text:h text:style-name="Heading_20_1" text:outline-level="1">Resourc<text:span text:style-name="T137">e management</text:span></text:h>
      <text:p text:style-name="P94">TODO: Tohle taky patří jinam</text:p>
      <text:p text:style-name="P69">IDEA (resourcy): Všechny classy budou v základu resource-neutrální, tj. budou schopny aktivně obnovovat manu a staminu. Když jim ji bude refreshovat někdo jiný, tak ale nebudou muset trávit tolik času dobíjením <text:s/>resourcu a budou mít tudíž větší damage/heal output.</text:p>
      <text:p text:style-name="P69"/>
      <text:p text:style-name="P70">Skilly na dobíjení resoucu jsou dvou druhů:</text:p>
      <text:p text:style-name="P70">– S<text:span text:style-name="T122">ilné</text:span> co stojí jen čas /* <text:span text:style-name="T121">mana se doplňuje meditací, která funguje jako sleep na brutusu, jde ale i v boji (nicméně rána do castera ji přeruší). Není třeba z ní dávat wake, přeruší ji i použití libovolné aktivní ability.</text:span> */</text:p>
      <text:p text:style-name="P70">– <text:span text:style-name="T122">Vedlejší efekt spenderů speciálních resourců</text:span></text:p>
      <text:p text:style-name="P70">/*</text:p>
      <text:p text:style-name="P71"><text:soft-page-break/>V zásadě je to teda tak, že základní rotace používá generátory speciálního resourcu (stojej manu nebo vitalitu <text:span text:style-name="T123">nebo obojí</text:span>) a následně spendery, které trochu toho základního resoucu vrátěj – ale ne dost na to, aby tahle rotace byla resourcově neutrální.</text:p>
      <text:p text:style-name="P70">*/</text:p>
      <text:p text:style-name="P70"/>
      <text:p text:style-name="P72">Řetězení generátorů a spenderů</text:p>
      <text:p text:style-name="P72">// to už by mělo být class specific, aby se všechno nehrálo úplně stejně</text:p>
      <text:p text:style-name="P72">Varianty:</text:p>
      <text:p text:style-name="P72">– jeden generátor dělá to, že následně použitý jiný generátor vygeneruje víc special resourců</text:p>
      <text:p text:style-name="P72">– skill co boostne output určitých následných skillů</text:p>
      <text:p text:style-name="P72">– generátor (nebo i spender), který sníží special resource cost následného spenderu <text:span text:style-name="T124">(nebo dvou)</text:span></text:p>
      <text:p text:style-name="P72">– <text:span text:style-name="T125">spender co sníží mancost následného generátoru</text:span></text:p>
      <text:p text:style-name="P72">/*</text:p>
      <text:p text:style-name="P73">Principy:</text:p>
      <text:p text:style-name="P73">– různě resourcově náročné rotace. Využití je situační – někde třeba nepůjde meditovat kvůli aoe damagi a tak, takže bude potřeba použít co nejefektivnější cyklus s menší<text:span text:style-name="T126">m outputem.</text:span></text:p>
      <text:p text:style-name="P73">– <text:span text:style-name="T127">případně aoe skilly mohou být o dost dražší, takže je bude potřeba kombinovat se zlevňovacími skilly, aby byla aoe damage sustainable</text:span></text:p>
      <text:p text:style-name="P72">*/</text:p>
      <text:p text:style-name="P72"/>
      <text:p text:style-name="P72"/>
      <text:h text:style-name="Heading_20_2" text:outline-level="2">Expování multiclassu</text:h>
      <text:p text:style-name="P74">// TODO: tohle sem nepatří, přesunout jinam</text:p>
      <text:p text:style-name="P78">Expování multiclassu stojí generické expy, ale funguje to jako noblemort exp buffer: Nasypu je tam a následně musím hrát v tomto konkrétním multiclassu, abych je „aktivoval“</text:p>
      <text:p text:style-name="P78">– myšlenka je taková, že pokud budu chtít vyexpit všechny classy (tj 12), tak zhruba <text:span text:style-name="T71">50-70% </text:span><text:span text:style-name="T1">času můžu expit v čem chci, protože ze všeho nejvíc potřebuju generické expy</text:span></text:p>
      <text:p text:style-name="P14">Ještě je otázka, jak to půjde dohromady s trénování hpček a tak – to by asi na tom mělo být relativně nezávislé. Respektive – trénování hpček mi zvyšuje level postavy a ten potřebuju na to, abych se mohl naučit skilly.</text:p>
      <text:p text:style-name="P75">/* <text:span text:style-name="T132">Realizace furt trochu pokulhává, chce to domyslet. Myšlenka je ale v zásadě jasná</text:span> – <text:span text:style-name="T129">většinu času můžu expit v čem chci, část času musím expit v tom, co chci trénovat.</text:span> */</text:p>
      <text:p text:style-name="P79">– <text:span text:style-name="T128">jednoduché řešení: Skill stojí 5000 class-specific expů a 50000 generic expů</text:span></text:p>
      <text:p text:style-name="P79">// <text:span text:style-name="T128">jenže to zas neřeší problém, že za expy chci hlavně zvyšovat hpčka a level</text:span></text:p>
      <text:p text:style-name="P76">Takže jinak:</text:p>
      <text:p text:style-name="P76">Příklad: <text:span text:style-name="T129">Skill vyžaduje level 20 a stojí 5000 class-specific expů. Level 20 se získává trénováním hpček (a možná output poweru)</text:span></text:p>
      <text:p text:style-name="P53">– a ještě k tomu vyžaduje určité hodnocení knowledge skillů (fire magic, atp.).</text:p>
      <text:p text:style-name="P76"/>
      <text:p text:style-name="P76"/>
      <text:p text:style-name="P54">IMPORTANT:</text:p>
      <text:p text:style-name="P82"><text:span text:style-name="T131">N</text:span><text:span text:style-name="T129">ebudou interrupty (přestože asi budou cast bary v promptu), budou counterability. Proti velké ráně například Shield Wall, proti velkému healu krátkodobý heal debuff (mortal strike), etc.</text:span></text:p>
      <text:p text:style-name="P82"><text:soft-page-break/><text:span text:style-name="T129">– </text:span><text:span text:style-name="T130">dál může být krátkodobý buff snižující účinnost a trvání incomming spelldownu (to když na mě letí velký silný debuff), atd.</text:span></text:p>
      <text:p text:style-name="P83">Proč bez interruptů? Protože to je nasírací pro toho, kdo ty <text:span text:style-name="T134">interrupty</text:span> dostává. Nemoci pořád nic vykouzlit je pěkně naprd. <text:span text:style-name="T133">Countery mají podobnou funkci, ale nejsou tak deprimující.</text:span></text:p>
      <text:p text:style-name="P51">Stejně tak nebudou stuny – tedy cc, které by cíli zabránilo cokoliv dělat. Z mezzů se půjde vylamovat.</text:p>
      <text:p text:style-name="P84"/>
      <text:p text:style-name="P84"/>
      <text:p text:style-name="P52">IDEA (aggro mobové):</text:p>
      <text:p text:style-name="P52">Grace period na odchod směrem, odkud jsem přišel</text:p>
      <text:p text:style-name="P85">– <text:span text:style-name="T135">Takže vlezu do roomu, zjistím, že tam jsou aggro mobové (mělo by to vyhodit nějakou hlášku o tom, že mě aggro mob registruje a vrhá se na mě). A mám chvíli času – tak dvě vteřiny (kolo), abych roztočil spell, někoho z nich mezznul, nebo se stáhnul, odkud jsem přišel (mohou a nemusí mě pronásledovat – měl bych dostat hlášku, pokud jdou za mnou).</text:span></text:p>
      <text:p text:style-name="P85">– <text:span text:style-name="T136">když se pokusím odejít jiným směrem, tak to neprojde a dostanu se do combatu</text:span></text:p>
      <text:p text:style-name="P85">/* <text:span text:style-name="T136">K čemu to je dobré? Aby měli hráči větší kontrolu (agresení v náhodných okamžicích (vůči okamžiku příchodu hráče do roomy) je dost nepředvidatelné) a přitom nemohli probíhat dungeonu plný aggro mobů.</text:span> */</text:p>
      <text:p text:style-name="P85"/>
      <text:h text:style-name="Heading_20_2" text:outline-level="2">Fleeing z boje</text:h>
      <text:p text:style-name="P101">Wimpy existovat může (a normálně pouštět flee do náhodného směru), nicméně flee <text:span text:style-name="T144">bude fungovat</text:span> jinak <text:span text:style-name="T144">(ne instantně, ale za to spolehlivě)</text:span>.</text:p>
      <text:p text:style-name="P101">– všem půjde směrovat (flee north) – <text:span text:style-name="T143">možná by to mohlo trvat o chlup dýl než flee do náhodnýho směru</text:span>.</text:p>
      <text:p text:style-name="P101">– nějaký čas trvá ho provést (progress bar)</text:p>
      <text:p text:style-name="P101">– <text:span text:style-name="T142">je to akce, takže po dobu fleeování char nemůže dělat nic jiného – kouzlit, healovat se, damagit (a to včetně autoattacku), atd.</text:span></text:p>
      <text:p text:style-name="P103">Thiefov<text:span text:style-name="T1">é nebudou mít stopfight – respektive bude to jen rychlejší flee s tím, že thief může zůstat v roomu </text:span><text:span text:style-name="T16">(flee bez parametru je náhodný směr, stopfight bez parametru je stopfight a zůstat v roomu)</text:span><text:span text:style-name="T1">.</text:span></text:p>
      <text:p text:style-name="P15">Thiefovský skill fleeing bude zrychlovat fleeing všem, v závislosti na oblečeném armoru (nejvíc v thief armoru, nejmíň v plátech) – každopádně ale bude mít pro všechny smysl se ho naučit.</text:p>
      <text:p text:style-name="P15">Stopfight bude thief only (thief armor only).</text:p>
      <text:p text:style-name="P104"/>
      <text:p text:style-name="P104"/>
      <text:h text:style-name="P160" text:outline-level="1">IDEA: Armor určuje classu</text:h>
      <text:p text:style-name="P106">/* <text:span text:style-name="T145">Multiclassnout tedy znamená převléct si armor. Jde to kdekoliv, ale chvíli to trvá</text:span> */</text:p>
      <text:p text:style-name="Text_20_body"><text:span text:style-name="T1">– </text:span><text:span text:style-name="T17">fighter full plate armr – fighter, tank</text:span></text:p>
      <text:p text:style-name="P16">– rogue medium armor</text:p>
      <text:p text:style-name="P16">– assassin medium armor</text:p>
      <text:p text:style-name="Text_20_body"><text:span text:style-name="T17">– shaolin </text:span><text:span text:style-name="T18">wrappings</text:span></text:p>
      <text:p text:style-name="Text_20_body"><text:span text:style-name="T18">– </text:span><text:span text:style-name="T19">sorcerer robes</text:span></text:p>
      <text:p text:style-name="P17">– priest regalia</text:p>
      <text:p text:style-name="P17">– druid robes</text:p>
      <text:p text:style-name="Text_20_body"><text:soft-page-break/></text:p>
      <text:p text:style-name="P107">Zbraň určuje <text:span text:style-name="T146">rezist weapon skillů (a autoattacku). Mágové v zásadě nemusí nosit žádnou zbraň.</text:span></text:p>
      <text:p text:style-name="Text_20_body"/>
      <text:p text:style-name="P108"><text:span text:style-name="T19">N</text:span><text:span text:style-name="T1">akonec asi bude rozumné staty na quipu nechat – rezisty (příspěvek do ratingu stejně jako </text:span><text:span text:style-name="T20">věci různě posbírané po světě a tak</text:span><text:span text:style-name="T1">) a offensive power </text:span><text:span text:style-name="T20">(tj. offensive power by se netrénovala, ale sbírala na euqipu?)</text:span></text:p>
      <text:p text:style-name="P108"><text:span text:style-name="T20">– na každém kusu itemu mohou být všechny rezisty, to dá celkem dost kombinací, co shánět </text:span><text:span text:style-name="T24">(respektive to by musela být pro classu určující pouze core část armoru a k tomu by byla bižuterie a tak)</text:span><text:span text:style-name="T20">.</text:span></text:p>
      <text:p text:style-name="P109"><text:span text:style-name="T20">T</text:span><text:span text:style-name="T1">o všechno ale s tím, že itemy se NEVYMĚŇUJÍ, ale UPGRADUJÍ.</text:span></text:p>
      <text:p text:style-name="P109"><text:span text:style-name="T1">/* </text:span><text:span text:style-name="T21">Upgrade je možný dvěma směry: Posílit stat na stávajícím itemu, nebo stávající item pojmout jako enchant nového itemu – tím získám „vzhled“ nového itemu se staty starého.</text:span><text:span text:style-name="T1"> */</text:span></text:p>
      <text:p text:style-name="P109"><text:span text:style-name="T1">– </text:span><text:span text:style-name="T22">na takto dlouhodobě upgradovaných itemech </text:span><text:span text:style-name="T23">nesmí</text:span><text:span text:style-name="T22"> být žádné zajímavé specy</text:span></text:p>
      <text:p text:style-name="P109"><text:span text:style-name="T22">/* </text:span><text:span text:style-name="T25">Protože by bylo extrémně komplikované je vyměňovat. A specy jsou vůbec problematická záležitost – vyberu si vždycky nejsilnější na daný slot a ostatní mě nezajímají, to není moc dobré</text:span><text:span text:style-name="T22"> */</text:span></text:p>
      <text:p text:style-name="P109"/>
      <text:p text:style-name="P109"/>
      <text:h text:style-name="Heading_20_1" text:outline-level="1"><text:span text:style-name="T22">C</text:span><text:span text:style-name="T1">ombat</text:span></text:h>
      <text:p text:style-name="P18">Nebude vůbec autoattack</text:p>
      <text:p text:style-name="P118"><text:span text:style-name="T1">– melee hity jsou instantní a po nich běží swing recharge </text:span><text:span text:style-name="T28">(swing progress bar v promptu pojede zprava doleva)</text:span></text:p>
      <text:p text:style-name="P118"><text:span text:style-name="T1">– kouzla se natahují a vyletí až po docastění </text:span><text:span text:style-name="T28">(cast bar v promptu pojede zleva doprava)</text:span></text:p>
      <text:p text:style-name="P18">// rozdíl je fakticky jen u prvního hitu</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152cm" style:contextual-spacing="false" fo:text-align="justify" style:justify-single-word="false" fo:background-color="transparent">
        <style:background-image/>
      </style:paragraph-properties>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margin-top="0.4cm" fo:margin-bottom="0.101cm" style:contextual-spacing="false" fo:text-indent="0cm" style:auto-text-indent="false" fo:keep-with-next="always"/>
      <style:text-properties fo:font-size="20pt"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3cm" fo:margin-bottom="0.101cm" style:contextual-spacing="false" fo:text-indent="0cm" style:auto-text-indent="false" fo:keep-with-next="always"/>
      <style:text-properties fo:font-size="18pt"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199cm" fo:margin-bottom="0.101cm" style:contextual-spacing="false" fo:text-indent="0cm" style:auto-text-indent="false" fo:background-color="transparent" fo:keep-with-next="always">
        <style:background-image/>
      </style:paragraph-properties>
      <style:text-properties fo:font-size="16pt" fo:language="cs" fo:country="CZ"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199cm" fo:margin-bottom="0.101cm" style:contextual-spacing="false" fo:text-indent="0cm" style:auto-text-indent="false" fo:background-color="transparent" fo:keep-with-next="auto">
        <style:background-image/>
      </style:paragraph-properties>
      <style:text-properties style:font-name="Times New Roman" fo:font-family="'Times New Roman'" style:font-family-generic="roman" style:font-pitch="variable" fo:font-size="14pt"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2pt"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1pt"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5pt" fo:language="cs" fo:country="CZ"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pt" fo:language="cs" fo:country="CZ"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Times New Roman" fo:font-family="'Times New Roman'"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Example_20_header" style:display-name="Example header" style:family="paragraph" style:parent-style-name="Standard">
      <style:text-properties fo:font-style="italic" style:font-style-asian="italic"/>
    </style:style>
    <style:style style:name="Comment" style:family="paragraph" style:parent-style-name="Standard">
      <style:text-properties fo:font-size="8pt" style:font-size-asian="8pt" style:font-size-complex="10pt"/>
    </style:style>
    <style:style style:name="Example" style:family="paragraph" style:parent-style-name="Standard">
      <style:text-properties fo:font-size="10pt" fo:font-style="italic" style:font-size-asian="10pt"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5-01-04T19:09:34.912000000</dc:date>
    <meta:print-date>2113-01-01T00:00:00</meta:print-date>
    <meta:editing-cycles>4721</meta:editing-cycles>
    <meta:editing-duration>P14DT23H7S</meta:editing-duration>
    <meta:generator>LibreOffice/4.2.4.2$Windows_x86 LibreOffice_project/63150712c6d317d27ce2db16eb94c2f3d7b699f8</meta:generator>
    <meta:document-statistic meta:table-count="0" meta:image-count="0" meta:object-count="0" meta:page-count="19" meta:paragraph-count="485" meta:word-count="6059" meta:character-count="36157" meta:non-whitespace-character-count="30323"/>
  </office:meta>
</office:document-meta>
</file>